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0000ff"/>
    </style:style>
    <style:style style:name="P3" style:family="paragraph" style:parent-style-name="Standard" style:list-style-name="L1">
      <style:paragraph-properties fo:text-align="justify" style:justify-single-word="false"/>
      <style:text-properties fo:color="#000080"/>
    </style:style>
    <style:style style:name="P4" style:family="paragraph" style:parent-style-name="Standard" style:list-style-name="L1">
      <style:paragraph-properties fo:text-align="justify" style:justify-single-word="false"/>
      <style:text-properties fo:color="#0000a0"/>
    </style:style>
    <style:style style:name="P5" style:family="paragraph" style:parent-style-name="Standard" style:list-style-name="L1">
      <style:paragraph-properties fo:text-align="justify" style:justify-single-word="false"/>
      <style:text-properties style:use-window-font-color="true"/>
    </style:style>
    <style:style style:name="P6" style:family="paragraph" style:parent-style-name="Standard" style:list-style-name="L1">
      <style:paragraph-properties fo:text-align="justify" style:justify-single-word="false" fo:break-before="page"/>
      <style:text-properties style:use-window-font-color="true"/>
    </style:style>
    <style:style style:name="T1" style:family="text">
      <style:text-properties fo:color="#000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96401748994571767" text:style-name="L1">
        <text:list-item>
          <text:p text:style-name="P1">générale</text:p>
          <text:list>
            <text:list-item>
              <text:p text:style-name="P2">langage étudié</text:p>
            </text:list-item>
            <text:list-item>
              <text:p text:style-name="P2">développeur et racheteur du langage</text:p>
            </text:list-item>
            <text:list-item>
              <text:p text:style-name="P2">portabilité</text:p>
            </text:list-item>
            <text:list-item>
              <text:p text:style-name="P2">quelques sortes de programmes java possibles</text:p>
            </text:list-item>
            <text:list-item>
              <text:p text:style-name="P2">portabilité permise par...</text:p>
            </text:list-item>
            <text:list-item>
              <text:p text:style-name="P2">code engendré par pré-compilation</text:p>
            </text:list-item>
            <text:list-item>
              <text:p text:style-name="P2">nom de la MV</text:p>
            </text:list-item>
          </text:list>
        </text:list-item>
        <text:list-item>
          <text:p text:style-name="P1">bases</text:p>
          <text:list>
            <text:list-item>
              <text:p text:style-name="P1">perso</text:p>
              <text:list>
                <text:list-item>
                  <text:p text:style-name="P2">logiciel dans lequel écrire le code source</text:p>
                </text:list-item>
                <text:list-item>
                  <text:p text:style-name="P2">pré-compiler en ligne de commande</text:p>
                </text:list-item>
                <text:list-item>
                  <text:p text:style-name="P2">interpréter en ligne de commande (particularité !!!)</text:p>
                </text:list-item>
                <text:list-item>
                  <text:p text:style-name="P2">extension code source</text:p>
                </text:list-item>
                <text:list-item>
                  <text:p text:style-name="P2">extension byte code</text:p>
                </text:list-item>
                <text:list-item>
                  <text:p text:style-name="P2">convention nommage fichier (même nom que...)</text:p>
                </text:list-item>
                <text:list-item>
                  <text:p text:style-name="P2">maitrise pas encore, voir plus tard :</text:p>
                  <text:list>
                    <text:list-item>
                      <text:p text:style-name="P2">équivalent inclusion bibliothèques en java</text:p>
                    </text:list-item>
                    <text:list-item>
                      <text:p text:style-name="P2">mettre en place environnement pour demander une variable à l'utilisateur</text:p>
                    </text:list-item>
                    <text:list-item>
                      <text:p text:style-name="P2">demander effectivement une variable à l'utilisateur</text:p>
                    </text:list-item>
                  </text:list>
                </text:list-item>
              </text:list>
            </text:list-item>
            <text:list-item>
              <text:p text:style-name="P1">variables et opérateurs</text:p>
              <text:list>
                <text:list-item>
                  <text:p text:style-name="P1">mémoire et langage binaire</text:p>
                  <text:list>
                    <text:list-item>
                      <text:p text:style-name="P2">seul langage compréhensible directement par la machine</text:p>
                    </text:list-item>
                    <text:list-item>
                      <text:p text:style-name="P2">unité de ce langage</text:p>
                    </text:list-item>
                    <text:list-item>
                      <text:p text:style-name="P2">paquet de 8</text:p>
                    </text:list-item>
                    <text:list-item>
                      <text:p text:style-name="P2">multiples principaux<text:span text:style-name="T1"> (+ tous multiples optionnellement)</text:span></text:p>
                    </text:list-item>
                    <text:list-item>
                      <text:p text:style-name="P2">traductions dans tous les sens entre base 2, 10 et 16 (et nom des bases)</text:p>
                    </text:list-item>
                  </text:list>
                </text:list-item>
                <text:list-item>
                  <text:p text:style-name="P1">types</text:p>
                  <text:list>
                    <text:list-item>
                      <text:p text:style-name="P2">syntaxe globale déclaration variable</text:p>
                      <text:list>
                        <text:list-item>
                          <text:p text:style-name="P2">note perso : au début, pas toujours chose en plus</text:p>
                        </text:list-item>
                      </text:list>
                    </text:list-item>
                    <text:list-item>
                      <text:p text:style-name="P2">2 grandes classes de types de variables</text:p>
                    </text:list-item>
                    <text:list-item>
                      <text:p text:style-name="P1">4 catégories de types (de la première grande classe)</text:p>
                      <text:list>
                        <text:list-item>
                          <text:p text:style-name="P2">perso : grande particularité générale sur les types !!!</text:p>
                        </text:list-item>
                        <text:list-item>
                          <text:p text:style-name="P1">nombres entiers</text:p>
                          <text:list>
                            <text:list-item>
                              <text:p text:style-name="P2">donner les 4 types + diff</text:p>
                            </text:list-item>
                            <text:list-item>
                              <text:p text:style-name="P2">particularité affectation 4ème</text:p>
                            </text:list-item>
                          </text:list>
                        </text:list-item>
                        <text:list-item>
                          <text:p text:style-name="P1">nombres réels</text:p>
                          <text:list>
                            <text:list-item>
                              <text:p text:style-name="P2">2 types + diff</text:p>
                            </text:list-item>
                            <text:list-item>
                              <text:p text:style-name="P2">particularité fin affectation pour les 2</text:p>
                            </text:list-item>
                            <text:list-item>
                              <text:p text:style-name="P2">particularité affectation avec nombres ronds</text:p>
                            </text:list-item>
                            <text:list-item>
                              <text:p text:style-name="P2">exemples</text:p>
                            </text:list-item>
                            <text:list-item>
                              <text:p text:style-name="P2">obligatoire précision lettre après valeur pour deux types ?</text:p>
                            </text:list-item>
                            <text:list-item>
                              <text:p text:style-name="P2">nombre chiffres significatifs approximatif chaque type</text:p>
                            </text:list-item>
                            <text:list-item>
                              <text:p text:style-name="P2">que se passe t-il si on en met trop ?</text:p>
                            </text:list-item>
                            <text:list-item>
                              <text:p text:style-name="P2">"grandeur" nombre max (deux bornes) approximative ?</text:p>
                            </text:list-item>
                            <text:list-item>
                              <text:p text:style-name="P2">que se passe t-il si on la dépasse ?</text:p>
                            </text:list-item>
                            <text:list-item>
                              <text:p text:style-name="P2">notation si trop grand / petit</text:p>
                            </text:list-item>
                          </text:list>
                        </text:list-item>
                        <text:list-item>
                          <text:p text:style-name="P1">caractères</text:p>
                          <text:list>
                            <text:list-item>
                              <text:p text:style-name="P2">syntaxe affectation caractère</text:p>
                            </text:list-item>
                            <text:list-item>
                              <text:p text:style-name="P2"><text:soft-page-break/>comment stocker un antislash ?</text:p>
                            </text:list-item>
                            <text:list-item>
                              <text:p text:style-name="P1">perso : interprétation d'un caractère dans chaines genre</text:p>
                              <text:list>
                                <text:list-item>
                                  <text:p text:style-name="P2">System.out.println(14 + 'e' + 8);</text:p>
                                </text:list-item>
                                <text:list-item>
                                  <text:p text:style-name="P2">System.out.println(14 + ("a"+'e') + 8);</text:p>
                                </text:list-item>
                                <text:list-item>
                                  <text:p text:style-name="P2">System.out.println("mjomo" + ' ' + "efqef");</text:p>
                                </text:list-item>
                              </text:list>
                            </text:list-item>
                          </text:list>
                        </text:list-item>
                        <text:list-item>
                          <text:p text:style-name="P1">booléens</text:p>
                          <text:list>
                            <text:list-item>
                              <text:p text:style-name="P2">valeurs possibles</text:p>
                            </text:list-item>
                          </text:list>
                        </text:list-item>
                      </text:list>
                    </text:list-item>
                    <text:list-item>
                      <text:p text:style-name="P1">un type "basique" de la seconde grande classe</text:p>
                      <text:list>
                        <text:list-item>
                          <text:p text:style-name="P2">nom (syntaxe particulière)</text:p>
                        </text:list-item>
                        <text:list-item>
                          <text:p text:style-name="P2">syntaxe encadrement chaines</text:p>
                        </text:list-item>
                        <text:list-item>
                          <text:p text:style-name="P2">déclarer et initialiser en une ligne / deux</text:p>
                        </text:list-item>
                        <text:list-item>
                          <text:p text:style-name="P2">initialiser avec constructeurs de string</text:p>
                        </text:list-item>
                      </text:list>
                    </text:list-item>
                    <text:list-item>
                      <text:p text:style-name="P1">conventions de nommage</text:p>
                      <text:list>
                        <text:list-item>
                          <text:p text:style-name="P2">première lettre classe (pas instance je crois)</text:p>
                        </text:list-item>
                        <text:list-item>
                          <text:p text:style-name="P2">première lettre variable primitive (instance je crois)</text:p>
                        </text:list-item>
                        <text:list-item>
                          <text:p text:style-name="P2">plusieurs mots var → début mots ? + séparations ?</text:p>
                        </text:list-item>
                        <text:list-item>
                          <text:p text:style-name="P2">accentuation ?</text:p>
                        </text:list-item>
                        <text:list-item>
                          <text:p text:style-name="P2">plusieurs mots classe → pareil ? (pas dit mais trouvé)</text:p>
                        </text:list-item>
                        <text:list-item>
                          <text:p text:style-name="P1">(manque précision chiffres caractères spé etc)</text:p>
                        </text:list-item>
                      </text:list>
                    </text:list-item>
                    <text:list-item>
                      <text:p text:style-name="P2">déclarer et affecter plusieurs var de même type en une ligne</text:p>
                    </text:list-item>
                  </text:list>
                </text:list-item>
                <text:list-item>
                  <text:p text:style-name="P1">opérateurs arithmétiques</text:p>
                  <text:list>
                    <text:list-item>
                      <text:p text:style-name="P2">les 5 opérateurs de base</text:p>
                    </text:list-item>
                    <text:list-item>
                      <text:p text:style-name="P2">affecter une variable avec une opération sur des nombres (trivial)</text:p>
                    </text:list-item>
                    <text:list-item>
                      <text:p text:style-name="P1">affecter une variable avec des opérations sur des variables</text:p>
                      <text:list>
                        <text:list-item>
                          <text:p text:style-name="P2">une condition particulière (si elle est pas respectée, problèmes possibles)</text:p>
                        </text:list-item>
                      </text:list>
                    </text:list-item>
                    <text:list-item>
                      <text:p text:style-name="P2">modifier la valeur d'une variable en la prenant elle même comme opérande (trivial)</text:p>
                    </text:list-item>
                    <text:list-item>
                      <text:p text:style-name="P1">raccourcis incrémentation et décrémentation</text:p>
                      <text:list>
                        <text:list-item>
                          <text:p text:style-name="P2">variantes possibles</text:p>
                        </text:list-item>
                        <text:list-item>
                          <text:p text:style-name="P2">différences entre variantes</text:p>
                        </text:list-item>
                      </text:list>
                    </text:list-item>
                    <text:list-item>
                      <text:p text:style-name="P2">raccourcis autres (ajouter 4, diviser par 2 etc)</text:p>
                    </text:list-item>
                    <text:list-item>
                      <text:p text:style-name="P2">afficher une variable (en sautant / sans sauter de ligne)</text:p>
                    </text:list-item>
                    <text:list-item>
                      <text:p text:style-name="P2">concaténer une chaine avec une variable (ou n'importe quelle combinaison)</text:p>
                    </text:list-item>
                    <text:list-item>
                      <text:p text:style-name="P2">afficher le résultat d'un calcul (écrire le calcul en dure dans le code)</text:p>
                      <text:list>
                        <text:list-item>
                          <text:p text:style-name="P1">question perso : comment différencier ces deux ordres ?</text:p>
                          <text:list>
                            <text:list-item>
                              <text:p text:style-name="P2">affiche le résultat de a+b</text:p>
                            </text:list-item>
                            <text:list-item>
                              <text:p text:style-name="P2">affiche a concaténé avec b</text:p>
                            </text:list-item>
                          </text:list>
                        </text:list-item>
                      </text:list>
                    </text:list-item>
                    <text:list-item>
                      <text:p text:style-name="P2">ou pas ! (vérifier, j'ai du me tromper)</text:p>
                      <text:list>
                        <text:list-item>
                          <text:p text:style-name="P2">que fait (apparemment) automatiquement le compilateur lors de divisions d'entiers donnant un nombre pas entier ?</text:p>
                        </text:list-item>
                        <text:list-item>
                          <text:p text:style-name="P2">du coup, si on veut être sur d'obtenir un entier...</text:p>
                        </text:list-item>
                      </text:list>
                    </text:list-item>
                  </text:list>
                </text:list-item>
                <text:list-item>
                  <text:p text:style-name="P1">conversion ou cast</text:p>
                  <text:list>
                    <text:list-item>
                      <text:p text:style-name="P2">syntaxe "castage"</text:p>
                    </text:list-item>
                    <text:list-item>
                      <text:p text:style-name="P1">note perso</text:p>
                      <text:list>
                        <text:list-item>
                          <text:p text:style-name="P1">on veut écrire un nombre entier mais le manipuler comme un nombre réel. Genre diviser 2 par 3.</text:p>
                          <text:list>
                            <text:list-item>
                              <text:p text:style-name="P2">2/3 donne quelle valeur considérée comme étant de quel type ?</text:p>
                            </text:list-item>
                            <text:list-item>
                              <text:p text:style-name="P2">forcer à considérer comme un réel avec castage</text:p>
                            </text:list-item>
                            <text:list-item>
                              <text:p text:style-name="P1">forcer sans castage</text:p>
                              <text:list>
                                <text:list-item>
                                  <text:p text:style-name="P2"><text:soft-page-break/>en précisant type syntaxiquement</text:p>
                                </text:list-item>
                                <text:list-item>
                                  <text:p text:style-name="P1">sans préciser type syntaxiquement</text:p>
                                  <text:list>
                                    <text:list-item>
                                      <text:p text:style-name="P2">écriture courte / "longue"</text:p>
                                    </text:list-item>
                                    <text:list-item>
                                      <text:p text:style-name="P2">est considérer comme étant de quel type ?</text:p>
                                    </text:list-item>
                                  </text:list>
                                </text:list-item>
                              </text:list>
                            </text:list-item>
                          </text:list>
                        </text:list-item>
                        <text:list-item>
                          <text:p text:style-name="P2">quel type de base pour 2.01 par ex ?</text:p>
                        </text:list-item>
                        <text:list-item>
                          <text:p text:style-name="P1">que se passe t-il quand une précision d'une valeur n'est pas prise en compte par le type en laquelle on la cast ?</text:p>
                          <text:list>
                            <text:list-item>
                              <text:p text:style-name="P2">quand un nombre réel a une trop grande précision après la virgule</text:p>
                            </text:list-item>
                            <text:list-item>
                              <text:p text:style-name="P2">quand un nombre entier est trop grand</text:p>
                            </text:list-item>
                          </text:list>
                        </text:list-item>
                        <text:list-item>
                          <text:p text:style-name="P1">peut stocker quel type dans quel type ?</text:p>
                          <text:list>
                            <text:list-item>
                              <text:p text:style-name="P2">stocker char dans byte ?</text:p>
                            </text:list-item>
                            <text:list-item>
                              <text:p text:style-name="P2">char dans double ?</text:p>
                            </text:list-item>
                            <text:list-item>
                              <text:p text:style-name="P2">double dans char ?</text:p>
                            </text:list-item>
                            <text:list-item>
                              <text:p text:style-name="P1">…</text:p>
                            </text:list-item>
                            <text:list-item>
                              <text:p text:style-name="P2">généralité : conditions pour stocker une valeur dans un autre type</text:p>
                            </text:list-item>
                            <text:list-item>
                              <text:p text:style-name="P2">note : pas généralité en fait, marche pas boolean → double. Illogique</text:p>
                            </text:list-item>
                          </text:list>
                        </text:list-item>
                      </text:list>
                    </text:list-item>
                    <text:list-item>
                      <text:p text:style-name="P2">besoin caster pour stocker opération avec int dans double ?</text:p>
                    </text:list-item>
                    <text:list-item>
                      <text:p text:style-name="P1">le cas suivant :</text:p>
                      <text:list>
                        <text:list-item>
                          <text:p text:style-name="P2">int a = 3, b = 2;</text:p>
                        </text:list-item>
                        <text:list-item>
                          <text:p text:style-name="P2">double r = a / b;</text:p>
                        </text:list-item>
                        <text:list-item>
                          <text:p text:style-name="P2">marche t-il ? Que donne t-il ?</text:p>
                        </text:list-item>
                        <text:list-item>
                          <text:p text:style-name="P2">comment régler le problème ?</text:p>
                        </text:list-item>
                      </text:list>
                    </text:list-item>
                    <text:list-item>
                      <text:p text:style-name="P1">particulier, juste pour info on verra après</text:p>
                      <text:list>
                        <text:list-item>
                          <text:p text:style-name="P3">caster un type primitif en un string</text:p>
                        </text:list-item>
                        <text:list-item>
                          <text:p text:style-name="P3">caster un string en un type primitif</text:p>
                        </text:list-item>
                      </text:list>
                    </text:list-item>
                  </text:list>
                </text:list-item>
                <text:list-item>
                  <text:p text:style-name="P1">depuis java 7 : le formatage des nombres</text:p>
                  <text:list>
                    <text:list-item>
                      <text:p text:style-name="P4">marche pas chez moi</text:p>
                      <text:list>
                        <text:list-item>
                          <text:p text:style-name="P2">comment formater (espaces) un nombre (tout type) en java 7 ?</text:p>
                        </text:list-item>
                        <text:list-item>
                          <text:p text:style-name="P2">endroits où interdit de placer des espaces</text:p>
                        </text:list-item>
                      </text:list>
                    </text:list-item>
                    <text:list-item>
                      <text:p text:style-name="P1">écrire un nombre en base autre que 10</text:p>
                      <text:list>
                        <text:list-item>
                          <text:p text:style-name="P2">hexadécimale</text:p>
                        </text:list-item>
                        <text:list-item>
                          <text:p text:style-name="P2">binaire (marche pas chez moi)</text:p>
                        </text:list-item>
                      </text:list>
                    </text:list-item>
                  </text:list>
                </text:list-item>
              </text:list>
            </text:list-item>
            <text:list-item>
              <text:p text:style-name="P1">lire les entrées au clavier</text:p>
              <text:list>
                <text:list-item>
                  <text:p text:style-name="P1">la classe (...)</text:p>
                  <text:list>
                    <text:list-item>
                      <text:p text:style-name="P2">classe pour lire les entrées</text:p>
                    </text:list-item>
                    <text:list-item>
                      <text:p text:style-name="P2">nom entrée standard</text:p>
                    </text:list-item>
                    <text:list-item>
                      <text:p text:style-name="P2">créer une instance de la classe pour lire les entrées</text:p>
                    </text:list-item>
                    <text:list-item>
                      <text:p text:style-name="P2">condition a respecter avant de lire une entrée</text:p>
                    </text:list-item>
                    <text:list-item>
                      <text:p text:style-name="P2">qu'est ce qu'on fait exactement ?</text:p>
                    </text:list-item>
                    <text:list-item>
                      <text:p text:style-name="P2">qu'est ce qu'un package ?</text:p>
                    </text:list-item>
                    <text:list-item>
                      <text:p text:style-name="P2">package contenant toutes les classes importées par défaut</text:p>
                    </text:list-item>
                    <text:list-item>
                      <text:p text:style-name="P2">note : conséquence... Dissociation inhabituelle en programmation</text:p>
                    </text:list-item>
                    <text:list-item>
                      <text:p text:style-name="P2">astuce pour importer toutes les classes d'un package en une fois</text:p>
                    </text:list-item>
                  </text:list>
                </text:list-item>
                <text:list-item>
                  <text:p text:style-name="P1">récupérez ce que vous tappez</text:p>
                  <text:list>
                    <text:list-item>
                      <text:p text:style-name="P2">méthode renvoyant texte saisi au clavier (et permettant de saisir avant)</text:p>
                    </text:list-item>
                    <text:list-item>
                      <text:p text:style-name="P2">exemple pratique d'utilisation</text:p>
                    </text:list-item>
                    <text:list-item>
                      <text:p text:style-name="P2">méthode permettant de récupérer et renvoyer un entier</text:p>
                    </text:list-item>
                    <text:list-item>
                      <text:p text:style-name="P2">syntaxe générale récupérer n'importe quel type</text:p>
                    </text:list-item>
                    <text:list-item>
                      <text:p text:style-name="P2">un seul type irrécupérable directement</text:p>
                    </text:list-item>
                    <text:list-item>
                      <text:p text:style-name="P2"><text:soft-page-break/>moyen détourner de le récupérer</text:p>
                    </text:list-item>
                    <text:list-item>
                      <text:p text:style-name="P2">perso</text:p>
                      <text:list>
                        <text:list-item>
                          <text:p text:style-name="P2">"imbriquer" les appels de méthode</text:p>
                        </text:list-item>
                        <text:list-item>
                          <text:p text:style-name="P2">ex : demander du texte et en afficher le premier caractère en une seule ligne</text:p>
                        </text:list-item>
                        <text:list-item>
                          <text:p text:style-name="P2">effet d'un "nextType" dans un System.out.print ?</text:p>
                        </text:list-item>
                      </text:list>
                    </text:list-item>
                    <text:list-item>
                      <text:p text:style-name="P2">différence saisie texte / autres niveau buffer</text:p>
                    </text:list-item>
                    <text:list-item>
                      <text:p text:style-name="P2">problème engendré quand saisie autres puis texte</text:p>
                    </text:list-item>
                    <text:list-item>
                      <text:p text:style-name="P2">régler ce problème</text:p>
                    </text:list-item>
                    <text:list-item>
                      <text:p text:style-name="P2">note : autre débilité langages objets : dans la console, comment saisir les réels ?</text:p>
                    </text:list-item>
                  </text:list>
                </text:list-item>
              </text:list>
            </text:list-item>
            <text:list-item>
              <text:p text:style-name="P1">les conditions</text:p>
              <text:list>
                <text:list-item>
                  <text:p text:style-name="P1">la structure if... else</text:p>
                  <text:list>
                    <text:list-item>
                      <text:p text:style-name="P2">opérateurs de comparaison (6)</text:p>
                    </text:list-item>
                    <text:list-item>
                      <text:p text:style-name="P2">opérateurs logiques (2 (+1 perso = 3))</text:p>
                    </text:list-item>
                    <text:list-item>
                      <text:p text:style-name="P2">syntaxe globale conditions (+ 2 possibilités optionnelles)</text:p>
                    </text:list-item>
                    <text:list-item>
                      <text:p text:style-name="P1">perso</text:p>
                      <text:list>
                        <text:list-item>
                          <text:p text:style-name="P2">possibilité particulière instructions (vient de remarquer)</text:p>
                        </text:list-item>
                        <text:list-item>
                          <text:p text:style-name="P2">"utilité" conditions fausses</text:p>
                        </text:list-item>
                      </text:list>
                    </text:list-item>
                    <text:list-item>
                      <text:p text:style-name="P2">que renvoie la condition ?</text:p>
                    </text:list-item>
                    <text:list-item>
                      <text:p text:style-name="P1">perso :</text:p>
                      <text:list>
                        <text:list-item>
                          <text:p text:style-name="P2">stocker ce qui est renvoyé dans une variable</text:p>
                        </text:list-item>
                        <text:list-item>
                          <text:p text:style-name="P2">écrire dans un message</text:p>
                        </text:list-item>
                      </text:list>
                    </text:list-item>
                    <text:list-item>
                      <text:p text:style-name="P2">une égalité impossible a tester directement</text:p>
                    </text:list-item>
                    <text:list-item>
                      <text:p text:style-name="P2">opérateurs logiques équivalents à des notions ensemblistes... Lesquelles ? (3)</text:p>
                    </text:list-item>
                  </text:list>
                </text:list-item>
                <text:list-item>
                  <text:p text:style-name="P1">la structure switch</text:p>
                  <text:list>
                    <text:list-item>
                      <text:p text:style-name="P2">utile dans quel cas ?</text:p>
                    </text:list-item>
                    <text:list-item>
                      <text:p text:style-name="P2">syntaxe</text:p>
                    </text:list-item>
                    <text:list-item>
                      <text:p text:style-name="P1">notes perso</text:p>
                      <text:list>
                        <text:list-item>
                          <text:p text:style-name="P2">combien d'instructions possibles par cas ?</text:p>
                        </text:list-item>
                        <text:list-item>
                          <text:p text:style-name="P2">possibilité de mettre des if dans un cas / le default / autre ?</text:p>
                        </text:list-item>
                        <text:list-item>
                          <text:p text:style-name="P2">faut-il mettre des break partout ?</text:p>
                        </text:list-item>
                        <text:list-item>
                          <text:p text:style-name="P2">que se passe t-il lorsqu'on oublie les break ?</text:p>
                        </text:list-item>
                      </text:list>
                    </text:list-item>
                    <text:list-item>
                      <text:p text:style-name="P2">depuis java 7, un type particulier accepté dans les switch...</text:p>
                    </text:list-item>
                  </text:list>
                </text:list-item>
                <text:list-item>
                  <text:p text:style-name="P1">la condition ternaire</text:p>
                  <text:list>
                    <text:list-item>
                      <text:p text:style-name="P2">syntaxe</text:p>
                    </text:list-item>
                    <text:list-item>
                      <text:p text:style-name="P2">utilisation opérateur ternaire réservée exclusivement à …</text:p>
                    </text:list-item>
                    <text:list-item>
                      <text:p text:style-name="P2">possibilité d'imbrications</text:p>
                    </text:list-item>
                  </text:list>
                </text:list-item>
              </text:list>
            </text:list-item>
            <text:list-item>
              <text:p text:style-name="P5">les boucles</text:p>
              <text:list>
                <text:list-item>
                  <text:p text:style-name="P5">principe</text:p>
                  <text:list>
                    <text:list-item>
                      <text:p text:style-name="P2">qu'est ce qu'une boucle ?</text:p>
                    </text:list-item>
                    <text:list-item>
                      <text:p text:style-name="P2">3 exemples de cas typique où ça peut être utile</text:p>
                    </text:list-item>
                  </text:list>
                </text:list-item>
                <text:list-item>
                  <text:p text:style-name="P5">boucle while</text:p>
                  <text:list>
                    <text:list-item>
                      <text:p text:style-name="P2">syntaxe globale</text:p>
                    </text:list-item>
                    <text:list-item>
                      <text:p text:style-name="P2">comparer deux string</text:p>
                    </text:list-item>
                    <text:list-item>
                      <text:p text:style-name="P2">convertir un string en boolean</text:p>
                    </text:list-item>
                    <text:list-item>
                      <text:p text:style-name="P2">chercher dans la doc java</text:p>
                    </text:list-item>
                  </text:list>
                </text:list-item>
                <text:list-item>
                  <text:p text:style-name="P5">la boucle do... while</text:p>
                  <text:list>
                    <text:list-item>
                      <text:p text:style-name="P2">différence principale while / do while niveau nombre d'exécutions</text:p>
                    </text:list-item>
                    <text:list-item>
                      <text:p text:style-name="P2">syntaxe générale</text:p>
                    </text:list-item>
                  </text:list>
                </text:list-item>
                <text:list-item>
                  <text:p text:style-name="P5">la boucle for</text:p>
                  <text:list>
                    <text:list-item>
                      <text:p text:style-name="P2"><text:soft-page-break/>syntaxe générale</text:p>
                    </text:list-item>
                    <text:list-item>
                      <text:p text:style-name="P2">plusieurs variables / conditions etc en en-tête</text:p>
                    </text:list-item>
                    <text:list-item>
                      <text:p text:style-name="P2">d'autres types d'instruction en en-tête</text:p>
                    </text:list-item>
                  </text:list>
                </text:list-item>
              </text:list>
            </text:list-item>
            <text:list-item>
              <text:p text:style-name="P5">TP conversion celsius fahrenheit</text:p>
              <text:list>
                <text:list-item>
                  <text:p text:style-name="P2">type général pouvant presque tout acceuillire</text:p>
                </text:list-item>
                <text:list-item>
                  <text:p text:style-name="P2">stocker entrée de ce "type"</text:p>
                </text:list-item>
                <text:list-item>
                  <text:p text:style-name="P4">vérifier le type d'une variable (maitrise pas mais pas grave : verra plus tard)</text:p>
                </text:list-item>
              </text:list>
            </text:list-item>
            <text:list-item>
              <text:p text:style-name="P5">Les tableaux</text:p>
              <text:list>
                <text:list-item>
                  <text:p text:style-name="P5">tableau unidimensionnel</text:p>
                  <text:list>
                    <text:list-item>
                      <text:p text:style-name="P2">qu'est ce qu'un tableau, et comment il se présente en mémoire ?</text:p>
                    </text:list-item>
                    <text:list-item>
                      <text:p text:style-name="P5">2 syntaxes définition et initialisation tableau</text:p>
                      <text:list>
                        <text:list-item>
                          <text:p text:style-name="P2">grosse particularité par rapport à C etc !!!</text:p>
                        </text:list-item>
                      </text:list>
                    </text:list-item>
                  </text:list>
                </text:list-item>
                <text:list-item>
                  <text:p text:style-name="P5">tableaux multidimensionnels</text:p>
                  <text:list>
                    <text:list-item>
                      <text:p text:style-name="P2">2 syntaxes création tableau multidimensionnel</text:p>
                    </text:list-item>
                    <text:list-item>
                      <text:p text:style-name="P2">2 particularités</text:p>
                    </text:list-item>
                  </text:list>
                </text:list-item>
                <text:list-item>
                  <text:p text:style-name="P5">utiliser un tableau et chercher dedans</text:p>
                  <text:list>
                    <text:list-item>
                      <text:p text:style-name="P2">quel est l'indice de première case d'un tableau ?</text:p>
                    </text:list-item>
                    <text:list-item>
                      <text:p text:style-name="P5">comment obtenir la longeur d'un tableau ?</text:p>
                      <text:list>
                        <text:list-item>
                          <text:p text:style-name="P2">attention : quelle est la nature ce qui permet de l'obtenir ?</text:p>
                        </text:list-item>
                        <text:list-item>
                          <text:p text:style-name="P2">a quoi correspond la longeur d'un tableau multi-dimensionnel ?</text:p>
                        </text:list-item>
                      </text:list>
                    </text:list-item>
                    <text:list-item>
                      <text:p text:style-name="P2">qu'est ce qu'un tableau en java ? (cf une façon d'en créer + longeur)</text:p>
                    </text:list-item>
                    <text:list-item>
                      <text:p text:style-name="P2">syntaxe spéciale pour boucles for pour les tableaux</text:p>
                    </text:list-item>
                    <text:list-item>
                      <text:p text:style-name="P2">appliquer cette syntaxe pour les tableaux multidimensionnels (un peu complexe)</text:p>
                    </text:list-item>
                  </text:list>
                </text:list-item>
              </text:list>
            </text:list-item>
            <text:list-item>
              <text:p text:style-name="P5">les méthodes de classe (la plupart sont d'instance, je sais pas pourquoi ce titre...)</text:p>
              <text:list>
                <text:list-item>
                  <text:p text:style-name="P2">intérêt des méthodes ?</text:p>
                </text:list-item>
                <text:list-item>
                  <text:p text:style-name="P5">quelques méthodes utiles</text:p>
                  <text:list>
                    <text:list-item>
                      <text:p text:style-name="P2">deux sortes de "familles" de méthodes (résultant de deux "familles" de classes)</text:p>
                    </text:list-item>
                    <text:list-item>
                      <text:p text:style-name="P5">des méthodes sur les String</text:p>
                      <text:list>
                        <text:list-item>
                          <text:p text:style-name="P2">mettre String en minuscules</text:p>
                        </text:list-item>
                        <text:list-item>
                          <text:p text:style-name="P2">mettre String en majuscules</text:p>
                        </text:list-item>
                        <text:list-item>
                          <text:p text:style-name="P2">renvoyer longeur chaine + différence avec tableaux</text:p>
                        </text:list-item>
                        <text:list-item>
                          <text:p text:style-name="P2">vérifier égalité chaines</text:p>
                        </text:list-item>
                        <text:list-item>
                          <text:p text:style-name="P2">extraire un caractère d'un String</text:p>
                        </text:list-item>
                        <text:list-item>
                          <text:p text:style-name="P2">perso-HS : concaténer deux caractères dans un System.out.println</text:p>
                        </text:list-item>
                        <text:list-item>
                          <text:p text:style-name="P2">extraire une sous-chaîne (bornes comprises ?)</text:p>
                        </text:list-item>
                        <text:list-item>
                          <text:p text:style-name="P5">renvoyer la position d'un caractère dans un String</text:p>
                          <text:list>
                            <text:list-item>
                              <text:p text:style-name="P2">num premier</text:p>
                            </text:list-item>
                            <text:list-item>
                              <text:p text:style-name="P2">paramètre</text:p>
                            </text:list-item>
                            <text:list-item>
                              <text:p text:style-name="P2">renvoie quoi ?</text:p>
                            </text:list-item>
                            <text:list-item>
                              <text:p text:style-name="P2">2 méthodes + utilité d'en avoir deux</text:p>
                            </text:list-item>
                            <text:list-item>
                              <text:p text:style-name="P2">traitement si pas trouvé</text:p>
                            </text:list-item>
                          </text:list>
                        </text:list-item>
                      </text:list>
                    </text:list-item>
                    <text:list-item>
                      <text:p text:style-name="P5">des méthodes mathématiques</text:p>
                      <text:list>
                        <text:list-item>
                          <text:p text:style-name="P2">classe utilisée</text:p>
                        </text:list-item>
                        <text:list-item>
                          <text:p text:style-name="P2">présente dans quel package ?</text:p>
                        </text:list-item>
                        <text:list-item>
                          <text:p text:style-name="P2">quel type renvoient toutes les méthodes qu'on va voir ici ?</text:p>
                        </text:list-item>
                        <text:list-item>
                          <text:p text:style-name="P2">quelle sorte de méthodes sont considérées ici ? (qu'est ce qui peut les appeler ? via quoi les "invoquent" on ?)</text:p>
                        </text:list-item>
                        <text:list-item>
                          <text:p text:style-name="P2">sinus, cosinus, tangente, valeur absolue, puissance</text:p>
                        </text:list-item>
                      </text:list>
                    </text:list-item>
                  </text:list>
                </text:list-item>
                <text:list-item>
                  <text:p text:style-name="P5">créer sa propre méthode</text:p>
                  <text:list>
                    <text:list-item>
                      <text:p text:style-name="P2"><text:soft-page-break/>exemple : créer méthode qui tronque un nombre</text:p>
                    </text:list-item>
                    <text:list-item>
                      <text:p text:style-name="P2">contrainte sur méthodes appelées par méthode static</text:p>
                    </text:list-item>
                    <text:list-item>
                      <text:p text:style-name="P2">syntaxe création méthode</text:p>
                    </text:list-item>
                    <text:list-item>
                      <text:p text:style-name="P2">3 sortes de méthodes (relativement au retour)</text:p>
                    </text:list-item>
                    <text:list-item>
                      <text:p text:style-name="P2">où placer les méthodes ?</text:p>
                    </text:list-item>
                    <text:list-item>
                      <text:p text:style-name="P2">ex : créer méthode affichant tout élément d'un tableau</text:p>
                    </text:list-item>
                    <text:list-item>
                      <text:p text:style-name="P2">passer "n'importe quel" type en paramètre</text:p>
                    </text:list-item>
                  </text:list>
                </text:list-item>
                <text:list-item>
                  <text:p text:style-name="P5">la surcharge de méthode</text:p>
                  <text:list>
                    <text:list-item>
                      <text:p text:style-name="P2">qu'est ce que c'est et comment on fait ? + possibilité nombres param</text:p>
                    </text:list-item>
                  </text:list>
                </text:list-item>
              </text:list>
            </text:list-item>
          </text:list>
        </text:list-item>
        <text:list-item>
          <text:p text:style-name="P5">POO</text:p>
          <text:list>
            <text:list-item>
              <text:p text:style-name="P5">première classe</text:p>
              <text:list>
                <text:list-item>
                  <text:p text:style-name="P5">structure de base</text:p>
                  <text:list>
                    <text:list-item>
                      <text:p text:style-name="P2">vocabulaire : équivalent type (1) et variable (2)</text:p>
                    </text:list-item>
                    <text:list-item>
                      <text:p text:style-name="P2">comment organiser le programme et les classes ? (point de vue fichiers)</text:p>
                    </text:list-item>
                    <text:list-item>
                      <text:p text:style-name="P2">méthode main dans chaque classe ? (attention : petite subtilité !!!)</text:p>
                    </text:list-item>
                    <text:list-item>
                      <text:p text:style-name="P2">encapsulation (2 + 2 persos) : noms chaque + signification</text:p>
                    </text:list-item>
                    <text:list-item>
                      <text:p text:style-name="P2">tout accepté sans préciser d'encapsulation ?</text:p>
                    </text:list-item>
                    <text:list-item>
                      <text:p text:style-name="P2">Encapsulation par défaut si on met rien</text:p>
                    </text:list-item>
                  </text:list>
                </text:list-item>
                <text:list-item>
                  <text:p text:style-name="P5">les constructeurs</text:p>
                  <text:list>
                    <text:list-item>
                      <text:p text:style-name="P2">grossièrement 3 types de variables</text:p>
                    </text:list-item>
                    <text:list-item>
                      <text:p text:style-name="P2">que fait un constructeur ?</text:p>
                    </text:list-item>
                    <text:list-item>
                      <text:p text:style-name="P5">constructeur sans paramètres</text:p>
                      <text:list>
                        <text:list-item>
                          <text:p text:style-name="P2">particularité paramétrique</text:p>
                        </text:list-item>
                        <text:list-item>
                          <text:p text:style-name="P2">qu'est ce qu'on est obligé de mettre dans le corps de ce constructeur ?</text:p>
                        </text:list-item>
                        <text:list-item>
                          <text:p text:style-name="P2">qu'est ce qu'il est conseillé d'y mettre ?</text:p>
                        </text:list-item>
                        <text:list-item>
                          <text:p text:style-name="P2">peut on rajouter des choses en plus ?</text:p>
                        </text:list-item>
                        <text:list-item>
                          <text:p text:style-name="P2">que se passe t-il si on ne met pas de constructeur sans paramètres ?</text:p>
                        </text:list-item>
                      </text:list>
                    </text:list-item>
                    <text:list-item>
                      <text:p text:style-name="P2">donner la syntaxe et l'expliquer brièvement</text:p>
                    </text:list-item>
                    <text:list-item>
                      <text:p text:style-name="P2">possibilité cohabitation plusieurs constructeurs ?</text:p>
                    </text:list-item>
                    <text:list-item>
                      <text:p text:style-name="P2">instancier cette classe dans le main grâce au constructeur créé</text:p>
                    </text:list-item>
                    <text:list-item>
                      <text:p text:style-name="P2">faire un constructeur paramétré</text:p>
                    </text:list-item>
                    <text:list-item>
                      <text:p text:style-name="P2">note : respecter l'ordre des paramètres lors de l'appel d'un constructeur paramétré</text:p>
                    </text:list-item>
                    <text:list-item>
                      <text:p text:style-name="P2">protéger les attributs (empêcher n'importe qui de les modifier)</text:p>
                    </text:list-item>
                  </text:list>
                </text:list-item>
                <text:list-item>
                  <text:p text:style-name="P5">accesseurs et mutateurs</text:p>
                  <text:list>
                    <text:list-item>
                      <text:p text:style-name="P2">utilité</text:p>
                    </text:list-item>
                    <text:list-item>
                      <text:p text:style-name="P2">noms anglais pour les deux et convention de nommage</text:p>
                    </text:list-item>
                    <text:list-item>
                      <text:p text:style-name="P2">syntaxe, encapsulation, types retours et paramètres</text:p>
                    </text:list-item>
                    <text:list-item>
                      <text:p text:style-name="P2">faire un exemple de méthode private</text:p>
                    </text:list-item>
                    <text:list-item>
                      <text:p text:style-name="P2">appeler une méthode / attribut de l'instance courante (pour appeler la méthode private par exemple)</text:p>
                    </text:list-item>
                  </text:list>
                </text:list-item>
                <text:list-item>
                  <text:p text:style-name="P5">les attributs de classe</text:p>
                  <text:list>
                    <text:list-item>
                      <text:p text:style-name="P2">qu'est ce qu'un attribut de classe grossièrement ?</text:p>
                    </text:list-item>
                    <text:list-item>
                      <text:p text:style-name="P2">syntaxe déclaration attribut de classe</text:p>
                    </text:list-item>
                    <text:list-item>
                      <text:p text:style-name="P2">syntaxe déclaration accesseur sur attribut de classe</text:p>
                    </text:list-item>
                    <text:list-item>
                      <text:p text:style-name="P5">lien méthodes et utilisation d'attributs de classe</text:p>
                      <text:list>
                        <text:list-item>
                          <text:p text:style-name="P2">règle plus générale</text:p>
                        </text:list-item>
                        <text:list-item>
                          <text:p text:style-name="P2">pourquoi ? (idée perso)</text:p>
                        </text:list-item>
                        <text:list-item>
                          <text:p text:style-name="P2">nom de telles méthodes</text:p>
                        </text:list-item>
                      </text:list>
                    </text:list-item>
                  </text:list>
                </text:list-item>
                <text:list-item>
                  <text:p text:style-name="P5">le principe d'encapsulation</text:p>
                  <text:list>
                    <text:list-item>
                      <text:p text:style-name="P2"><text:soft-page-break/>qu'est ce que c'est ?</text:p>
                    </text:list-item>
                    <text:list-item>
                      <text:p text:style-name="P2">utilités</text:p>
                    </text:list-item>
                    <text:list-item>
                      <text:p text:style-name="P2">utile surtout a qui ?</text:p>
                    </text:list-item>
                  </text:list>
                </text:list-item>
                <text:list-item>
                  <text:p text:style-name="P2">ajout perso : méthode qui décrit textuellement la classe...</text:p>
                </text:list-item>
              </text:list>
            </text:list-item>
            <text:list-item>
              <text:p text:style-name="P5">l'héritage</text:p>
              <text:list>
                <text:list-item>
                  <text:p text:style-name="P5">principe de l'héritage</text:p>
                  <text:list>
                    <text:list-item>
                      <text:p text:style-name="P2">a quoi sert grossièrement l'héritage ?</text:p>
                    </text:list-item>
                    <text:list-item>
                      <text:p text:style-name="P2">vocabulaire : si une seconde classe hérite d'une première, comment on appelle chacune ?</text:p>
                    </text:list-item>
                    <text:list-item>
                      <text:p text:style-name="P2">combien de classes peuvent hériter d'une même classe ?</text:p>
                    </text:list-item>
                    <text:list-item>
                      <text:p text:style-name="P2">une classe peut elle hériter d'une classe qui hérite elle même d'une autre ?</text:p>
                    </text:list-item>
                    <text:list-item>
                      <text:p text:style-name="P2">plus précisément : qu'est ce qui est hérité d'une classe à l'autre ?</text:p>
                    </text:list-item>
                    <text:list-item>
                      <text:p text:style-name="P2">syntaxe en-tête classe hérité</text:p>
                    </text:list-item>
                    <text:list-item>
                      <text:p text:style-name="P2">quelles sont les méthodes / attributs de la classe mère auxquels la classe fille a accés ?</text:p>
                    </text:list-item>
                    <text:list-item>
                      <text:p text:style-name="P2">si on ne créait pas de constructeur dans une classe fille, que fait le constructeur par défaut créé automatiquement ?</text:p>
                    </text:list-item>
                    <text:list-item>
                      <text:p text:style-name="P2">dans une classe fille, comment accéder aux attributs de la classe mère ? (2)</text:p>
                    </text:list-item>
                    <text:list-item>
                      <text:p text:style-name="P2">différence avec C++ vis à vis de la possibilité ou non de faire hériter une classe fille de plusieurs classes mères</text:p>
                    </text:list-item>
                    <text:list-item>
                      <text:p text:style-name="P2">pourquoi ce choix de java ?</text:p>
                    </text:list-item>
                    <text:list-item>
                      <text:p text:style-name="P2">perso : comment appeler une méthode de la classe mère dans la classe fille ?</text:p>
                    </text:list-item>
                    <text:list-item>
                      <text:p text:style-name="P2">plus particulièrement : comment appeler le constructeur de la classe mère ? (en découle mais c'est ce qui nous intéresse ici pour le constructeur de la fille)</text:p>
                    </text:list-item>
                  </text:list>
                </text:list-item>
                <text:list-item>
                  <text:p text:style-name="P5">le polymorphisme</text:p>
                  <text:list>
                    <text:list-item>
                      <text:p text:style-name="P2">qu'est ce que le polymorphisme ?</text:p>
                    </text:list-item>
                    <text:list-item>
                      <text:p text:style-name="P2">un grand intérêt du polymorphisme</text:p>
                    </text:list-item>
                    <text:list-item>
                      <text:p text:style-name="P2">perso : faire un tableau d'objets (pas comme j'imaginais)</text:p>
                    </text:list-item>
                    <text:list-item>
                      <text:p text:style-name="P2">différence type statique / dynamique</text:p>
                    </text:list-item>
                    <text:list-item>
                      <text:p text:style-name="P2">possibilité donner différent type statique et dynamique (ex utile)</text:p>
                    </text:list-item>
                    <text:list-item>
                      <text:p text:style-name="P2">nom propriété lien entre variation types et méthodes (pas écouter cours dit de la merde) + inverse de cette propriété</text:p>
                    </text:list-item>
                    <text:list-item>
                      <text:p text:style-name="P2">classe mère de toutes les classes en java ?</text:p>
                    </text:list-item>
                    <text:list-item>
                      <text:p text:style-name="P2">exemples méthodes hérités de la classe mère de toutes les classes (3)</text:p>
                    </text:list-item>
                    <text:list-item>
                      <text:p text:style-name="P2">raccourcis pour afficher la description d'un objet avec system.out si on lui a implémenté un toString()</text:p>
                    </text:list-item>
                    <text:list-item>
                      <text:p text:style-name="P2">appeler une méthode d'une classe pour un objet déclaré comme dont le type statique est la classe mère du type dynamique (le type dynamique ayant défini la méthode mais pas le type static)</text:p>
                    </text:list-item>
                    <text:list-item>
                      <text:p text:style-name="P2">définire une constante (je sais pas pourquoi on l'a pas vu avant...)</text:p>
                    </text:list-item>
                    <text:list-item>
                      <text:p text:style-name="P2">équivalent pour méthodes et les classes</text:p>
                    </text:list-item>
                  </text:list>
                </text:list-item>
                <text:list-item>
                  <text:p text:style-name="P5">depuis java 7 : la classe Objects</text:p>
                  <text:list>
                    <text:list-item>
                      <text:p text:style-name="P2">importer cette classe</text:p>
                    </text:list-item>
                    <text:list-item>
                      <text:p text:style-name="P2">améliorations apportées</text:p>
                    </text:list-item>
                    <text:list-item>
                      <text:p text:style-name="P2">comment gérer hashCode et equals ?</text:p>
                    </text:list-item>
                  </text:list>
                </text:list-item>
              </text:list>
            </text:list-item>
            <text:list-item>
              <text:p text:style-name="P5">modéliser ses objets grace à UML</text:p>
              <text:list>
                <text:list-item>
                  <text:p text:style-name="P5">présentation d'UML</text:p>
                  <text:list>
                    <text:list-item>
                      <text:p text:style-name="P5">a quoi sert UML ?</text:p>
                    </text:list-item>
                    <text:list-item>
                      <text:p text:style-name="P5">que signifie UML ?</text:p>
                    </text:list-item>
                    <text:list-item>
                      <text:p text:style-name="P5"><text:soft-page-break/>pourquoi UML utile voir indispensable ? (pour qui ?)</text:p>
                    </text:list-item>
                    <text:list-item>
                      <text:p text:style-name="P5">5 exemples de logiciels permettant de faire des diagrammes UML</text:p>
                    </text:list-item>
                    <text:list-item>
                      <text:p text:style-name="P5">(3 + 1 perso = ) 4 exemples courants de diagrammes réalisables en UML</text:p>
                    </text:list-item>
                  </text:list>
                </text:list-item>
                <text:list-item>
                  <text:p text:style-name="P5">modéliser ses classes</text:p>
                  <text:list>
                    <text:list-item>
                      <text:p text:style-name="P5">syntaxe du diagramme de classe</text:p>
                    </text:list-item>
                  </text:list>
                </text:list-item>
                <text:list-item>
                  <text:p text:style-name="P5">modéliser les liens entre les classes</text:p>
                  <text:list>
                    <text:list-item>
                      <text:p text:style-name="P5">modéliser l'héritage (schéma + vocabulaire)</text:p>
                    </text:list-item>
                    <text:list-item>
                      <text:p text:style-name="P5">modéliser l'appartenance (schéma + signification niveau code)</text:p>
                    </text:list-item>
                    <text:list-item>
                      <text:p text:style-name="P5">modéliser la composition (idem)</text:p>
                    </text:list-item>
                  </text:list>
                </text:list-item>
              </text:list>
            </text:list-item>
            <text:list-item>
              <text:p text:style-name="P5">packages</text:p>
              <text:list>
                <text:list-item>
                  <text:p text:style-name="P5">création d'un package</text:p>
                  <text:list>
                    <text:list-item>
                      <text:p text:style-name="P5">rappel : qu'est ce qu'un package ?</text:p>
                    </text:list-item>
                    <text:list-item>
                      <text:p text:style-name="P5">conventions nommage package</text:p>
                      <text:list>
                        <text:list-item>
                          <text:p text:style-name="P5">caractères autorisés</text:p>
                        </text:list-item>
                        <text:list-item>
                          <text:p text:style-name="P5">début nom package</text:p>
                        </text:list-item>
                        <text:list-item>
                          <text:p text:style-name="P5">si comprend mots clés java...</text:p>
                        </text:list-item>
                        <text:list-item>
                          <text:p text:style-name="P5">exemple</text:p>
                        </text:list-item>
                      </text:list>
                    </text:list-item>
                    <text:list-item>
                      <text:p text:style-name="P5">si créait package (avec eclipse, je sais pas comment avec terminal) quel effet sur dossiers ?</text:p>
                    </text:list-item>
                  </text:list>
                </text:list-item>
                <text:list-item>
                  <text:p text:style-name="P5">droits d'accés entre les packages</text:p>
                  <text:list>
                    <text:list-item>
                      <text:p text:style-name="P5">déclarer qu'une classe appartient a un package</text:p>
                    </text:list-item>
                    <text:list-item>
                      <text:p text:style-name="P5">par défaut, quelle portée si on précise pas ?</text:p>
                    </text:list-item>
                    <text:list-item>
                      <text:p text:style-name="P5">que fait un import sur une classe déclarée sans préciser la portée ?</text:p>
                    </text:list-item>
                  </text:list>
                </text:list-item>
              </text:list>
            </text:list-item>
            <text:list-item>
              <text:p text:style-name="P5">classes abstraites et interfaces</text:p>
              <text:list>
                <text:list-item>
                  <text:p text:style-name="P5">classes abstraites</text:p>
                  <text:list>
                    <text:list-item>
                      <text:p text:style-name="P5">particularité principale classe abstraite</text:p>
                    </text:list-item>
                    <text:list-item>
                      <text:p text:style-name="P5">utilité</text:p>
                    </text:list-item>
                    <text:list-item>
                      <text:p text:style-name="P5">déclarer une classe abstraite</text:p>
                    </text:list-item>
                    <text:list-item>
                      <text:p text:style-name="P5">particularité d'une méthode abstraite</text:p>
                    </text:list-item>
                    <text:list-item>
                      <text:p text:style-name="P5">déclarer une méthode abstraite</text:p>
                    </text:list-item>
                    <text:list-item>
                      <text:p text:style-name="P5">une classe abstraite peut elle contenir une méthode non abstraite ?</text:p>
                    </text:list-item>
                    <text:list-item>
                      <text:p text:style-name="P5">une classe contenant une méthode abstraite est elle forcément abstraite aussi ?</text:p>
                    </text:list-item>
                    <text:list-item>
                      <text:p text:style-name="P5">conséquences d'une classe abstraite chez les filles</text:p>
                    </text:list-item>
                    <text:list-item>
                      <text:p text:style-name="P5">pas bien compris : parfois quand on fait une déclaration type "classeMere obj = new classeFille();" il y a besoin en suite de caster obj, parfois non....</text:p>
                    </text:list-item>
                  </text:list>
                </text:list-item>
                <text:list-item>
                  <text:p text:style-name="P5">interfaces</text:p>
                  <text:list>
                    <text:list-item>
                      <text:p text:style-name="P5">qu'est ce qu'une interface ?</text:p>
                    </text:list-item>
                    <text:list-item>
                      <text:p text:style-name="P5">utilité interfaces (pas bien compris, à compléter plus tard)</text:p>
                    </text:list-item>
                    <text:list-item>
                      <text:p text:style-name="P5">apparemment : de combien d'interfaces peuvent hériter une classe ?</text:p>
                    </text:list-item>
                    <text:list-item>
                      <text:p text:style-name="P5">syntaxe création interface</text:p>
                    </text:list-item>
                    <text:list-item>
                      <text:p text:style-name="P5">abstract dans méthodes interfaces ?</text:p>
                    </text:list-item>
                    <text:list-item>
                      <text:p text:style-name="P5">attributs et interfaces...</text:p>
                    </text:list-item>
                    <text:list-item>
                      <text:p text:style-name="P5">syntaxe pour dire qu'une classe hérite d'une interface</text:p>
                    </text:list-item>
                    <text:list-item>
                      <text:p text:style-name="P5">pareil mais avec plusieurs interfaces</text:p>
                    </text:list-item>
                    <text:list-item>
                      <text:p text:style-name="P5">classe "fille" d'une interface et redéfinition des méthodes</text:p>
                    </text:list-item>
                    <text:list-item>
                      <text:p text:style-name="P5">déclarer un objet comme étant de type statique l'interface (pas bien compris)</text:p>
                    </text:list-item>
                    <text:list-item>
                      <text:p text:style-name="P5">syntaxe déclaration classe fille en utilisant une interface (attention ordre !)</text:p>
                    </text:list-item>
                    <text:list-item>
                      <text:p text:style-name="P5">utiliser polymorphisme en déclarant un coup comme classe un coup comme interface (pas du tout compris l'utilité ni la différence...)</text:p>
                    </text:list-item>
                  </text:list>
                </text:list-item>
                <text:list-item>
                  <text:p text:style-name="P5"><text:soft-page-break/>le pattern strategy</text:p>
                  <text:list>
                    <text:list-item>
                      <text:p text:style-name="P5">(à compléter plus tard)</text:p>
                    </text:list-item>
                    <text:list-item>
                      <text:p text:style-name="P5">que signifie pattern design ?</text:p>
                    </text:list-item>
                    <text:list-item>
                      <text:p text:style-name="P5">(à compléter plus tard)</text:p>
                    </text:list-item>
                    <text:list-item>
                      <text:p text:style-name="P5">façon simple apparemment de déclarer un tableau d'objets tout en créant les objets pointés</text:p>
                    </text:list-item>
                    <text:list-item>
                      <text:p text:style-name="P5">obtenir la classe d'un objet</text:p>
                    </text:list-item>
                    <text:list-item>
                      <text:p text:style-name="P5">obtenir le nom de cette classe</text:p>
                    </text:list-item>
                    <text:list-item>
                      <text:p text:style-name="P5">apparemment possible mettre valeur par défaut a attributs. Comment ?</text:p>
                    </text:list-item>
                    <text:list-item>
                      <text:p text:style-name="P5">syntaxe UML interface</text:p>
                    </text:list-item>
                    <text:list-item>
                      <text:p text:style-name="P5">syntaxe UML implémentation</text:p>
                      <text:list>
                        <text:list-item>
                          <text:p text:style-name="P5">cas ou classe abstraite implémente interface</text:p>
                        </text:list-item>
                        <text:list-item>
                          <text:p text:style-name="P5">cas ou classe concrète implémente interface</text:p>
                        </text:list-item>
                      </text:list>
                    </text:list-item>
                    <text:list-item>
                      <text:p text:style-name="P5">technique pour pouvoir changer facilement le comportement d'une méthode</text:p>
                    </text:list-item>
                    <text:list-item>
                      <text:p text:style-name="P5">particularité encapsulation comportements (pas bien compris)</text:p>
                    </text:list-item>
                  </text:list>
                </text:list-item>
              </text:list>
            </text:list-item>
            <text:list-item>
              <text:p text:style-name="P5">les exceptions</text:p>
              <text:list>
                <text:list-item>
                  <text:p text:style-name="P5">intro</text:p>
                  <text:list>
                    <text:list-item>
                      <text:p text:style-name="P5">qu'est ce qu'une exception ?</text:p>
                    </text:list-item>
                    <text:list-item>
                      <text:p text:style-name="P5">qu'est ce que la capture des exceptions ?</text:p>
                    </text:list-item>
                    <text:list-item>
                      <text:p text:style-name="P5">que se passe t-il si on ne capture pas une exception ?</text:p>
                    </text:list-item>
                  </text:list>
                </text:list-item>
                <text:list-item>
                  <text:p text:style-name="P5">le bloc try … catch</text:p>
                  <text:list>
                    <text:list-item>
                      <text:p text:style-name="P5">java répertorie déjà les différents cas d'erreur. Dans quelle classe ? Comment ça apparaît à l'écran ?</text:p>
                    </text:list-item>
                    <text:list-item>
                      <text:p text:style-name="P5">comment s'appelle la classe d'exceptions relatives aux calculs mathématiques ?</text:p>
                    </text:list-item>
                    <text:list-item>
                      <text:p text:style-name="P5">comment attraper une erreur ?</text:p>
                    </text:list-item>
                    <text:list-item>
                      <text:p text:style-name="P5">qu'est ce qui est exécuté si une erreur est attrapée ?</text:p>
                    </text:list-item>
                    <text:list-item>
                      <text:p text:style-name="P5">qu'est ce qui est exécuté si aucune erreur n'est trouvée ?</text:p>
                    </text:list-item>
                    <text:list-item>
                      <text:p text:style-name="P5">en quoi consiste donc concrètement le fait de lever une exception ?</text:p>
                    </text:list-item>
                    <text:list-item>
                      <text:p text:style-name="P5">à quoi sert ce qu'on passe en paramètre dans le catch ?</text:p>
                    </text:list-item>
                    <text:list-item>
                      <text:p text:style-name="P5">comment récupérer le message renvoyé par l'erreur ?</text:p>
                    </text:list-item>
                    <text:list-item>
                      <text:p text:style-name="P5">comment dire d'effectuer quelque chose qu'une erreur soit trouvée ou non ? (HS : écrit trop tot pour comprendre utilité et différence avec instructions sous try catch)</text:p>
                    </text:list-item>
                    <text:list-item>
                      <text:p text:style-name="P5">perso : différences avec instructions sous try catch donc ?</text:p>
                    </text:list-item>
                  </text:list>
                </text:list-item>
                <text:list-item>
                  <text:p text:style-name="P5">les exceptions personnalisées</text:p>
                  <text:list>
                    <text:list-item>
                      <text:p text:style-name="P5">créer une exception personnalisée</text:p>
                    </text:list-item>
                    <text:list-item>
                      <text:p text:style-name="P5">faire survenir cette exception dans un programme</text:p>
                    </text:list-item>
                    <text:list-item>
                      <text:p text:style-name="P5">que fait exactement un throw ?</text:p>
                    </text:list-item>
                    <text:list-item>
                      <text:p text:style-name="P5">qu'est ce qui doit être fait du coup en conséquence ?</text:p>
                    </text:list-item>
                    <text:list-item>
                      <text:p text:style-name="P5">règle plus générale sur le lien entre throw et try</text:p>
                    </text:list-item>
                    <text:list-item>
                      <text:p text:style-name="P5">HS : où déclarer les variables du try si on veut les utiliser ailleurs aussi ?</text:p>
                    </text:list-item>
                  </text:list>
                </text:list-item>
                <text:list-item>
                  <text:p text:style-name="P5">la gestion de plusieurs exceptions</text:p>
                  <text:list>
                    <text:list-item>
                      <text:p text:style-name="P5">apparemment, il existe un constructeur paramétré pour Exception. que prend t-il en paramètre ?</text:p>
                    </text:list-item>
                    <text:list-item>
                      <text:p text:style-name="P5">du coup, pour constructeur d'une exception perso, on peut se contenter de...</text:p>
                    </text:list-item>
                    <text:list-item>
                      <text:p text:style-name="P5">ce qui nous permettra d'appeler...</text:p>
                    </text:list-item>
                    <text:list-item>
                      <text:p text:style-name="P5">comment indiquer qu'une méthode renvoie potentiellement 2 exceptions ?</text:p>
                    </text:list-item>
                    <text:list-item>
                      <text:p text:style-name="P5">dans la méthode appelant la méthode pouvant renvoyer 2 exceptions, comment <text:soft-page-break/>est géré l'appel dangereux ?</text:p>
                    </text:list-item>
                    <text:list-item>
                      <text:p text:style-name="P5">ordre des catch</text:p>
                    </text:list-item>
                  </text:list>
                </text:list-item>
                <text:list-item>
                  <text:p text:style-name="P5">depuis java 7 : le multicatch</text:p>
                  <text:list>
                    <text:list-item>
                      <text:p text:style-name="P5">regrouper les deux catch en un seul (syntaxe) attention : subtilité !!!</text:p>
                    </text:list-item>
                  </text:list>
                </text:list-item>
              </text:list>
            </text:list-item>
            <text:list-item>
              <text:p text:style-name="P5">les énumérations</text:p>
              <text:list>
                <text:list-item>
                  <text:p text:style-name="P5">intro</text:p>
                  <text:list>
                    <text:list-item>
                      <text:p text:style-name="P5">qu'est ce qu'une énumération ?</text:p>
                    </text:list-item>
                  </text:list>
                </text:list-item>
                <text:list-item>
                  <text:p text:style-name="P5">avant les énumérations</text:p>
                  <text:list>
                    <text:list-item>
                      <text:p text:style-name="P5">faire équivalent macros</text:p>
                      <text:list>
                        <text:list-item>
                          <text:p text:style-name="P5">utilité</text:p>
                        </text:list-item>
                        <text:list-item>
                          <text:p text:style-name="P5">syntaxe</text:p>
                        </text:list-item>
                        <text:list-item>
                          <text:p text:style-name="P5">syntaxe nom</text:p>
                        </text:list-item>
                      </text:list>
                    </text:list-item>
                    <text:list-item>
                      <text:p text:style-name="P5">exemple d'utilité des enumérations</text:p>
                    </text:list-item>
                  </text:list>
                </text:list-item>
                <text:list-item>
                  <text:p text:style-name="P5">une solution : les enum</text:p>
                  <text:list>
                    <text:list-item>
                      <text:p text:style-name="P5">explications bidon prof</text:p>
                      <text:list>
                        <text:list-item>
                          <text:p text:style-name="P5">syntaxe déclaration énumération (attention : plusieurs grandes particularités)</text:p>
                        </text:list-item>
                        <text:list-item>
                          <text:p text:style-name="P5">classe mère des énumérations (à titre informatif)</text:p>
                        </text:list-item>
                        <text:list-item>
                          <text:p text:style-name="P5">les valeurs d'une énum peuvent être considérées comme des...</text:p>
                        </text:list-item>
                        <text:list-item>
                          <text:p text:style-name="P5">comment manipuler du coup une de ces valeurs ? (syntaxe)</text:p>
                        </text:list-item>
                        <text:list-item>
                          <text:p text:style-name="P5">comment obtenir le tableau des valeurs d'une énumération ?</text:p>
                        </text:list-item>
                        <text:list-item>
                          <text:p text:style-name="P5">comment attribuer une valeur a ce sortes de valeurs ? (explique très mal...)</text:p>
                        </text:list-item>
                        <text:list-item>
                          <text:p text:style-name="P5">peut aussi ajouter méthodes mais j'y comprend rien explique trop mal</text:p>
                        </text:list-item>
                      </text:list>
                    </text:list-item>
                    <text:list-item>
                      <text:p text:style-name="P5">réexplications perso</text:p>
                      <text:list>
                        <text:list-item>
                          <text:p text:style-name="P5">qu'est ce qu'une énumération ?</text:p>
                        </text:list-item>
                        <text:list-item>
                          <text:p text:style-name="P5">syntaxe</text:p>
                        </text:list-item>
                      </text:list>
                    </text:list-item>
                  </text:list>
                </text:list-item>
              </text:list>
            </text:list-item>
            <text:list-item>
              <text:p text:style-name="P5">les collections d'objets</text:p>
              <text:list>
                <text:list-item>
                  <text:p text:style-name="P5">intro</text:p>
                  <text:list>
                    <text:list-item>
                      <text:p text:style-name="P5">qu'est ce qu'une collection ?</text:p>
                    </text:list-item>
                    <text:list-item>
                      <text:p text:style-name="P5">quel package contient toutes les classes qu'on utilisera pour les collections ?</text:p>
                    </text:list-item>
                  </text:list>
                </text:list-item>
                <text:list-item>
                  <text:p text:style-name="P5">les différents types de collection</text:p>
                  <text:list>
                    <text:list-item>
                      <text:p text:style-name="P5">plusieurs classes de collections. De quelle nature sont plus précisément ces classes ?</text:p>
                    </text:list-item>
                    <text:list-item>
                      <text:p text:style-name="P5">5 différentes classes de collection et leur hiérarchie + différences (en bref)</text:p>
                    </text:list-item>
                  </text:list>
                </text:list-item>
                <text:list-item>
                  <text:p text:style-name="P5">les objets list</text:p>
                  <text:list>
                    <text:list-item>
                      <text:p text:style-name="P5">3 sous classes très utilisées de List</text:p>
                    </text:list-item>
                    <text:list-item>
                      <text:p text:style-name="P5">LinkedList</text:p>
                      <text:list>
                        <text:list-item>
                          <text:p text:style-name="P5">qu'est ce qu'une linkedlist ? (je connais déjà)</text:p>
                        </text:list-item>
                        <text:list-item>
                          <text:p text:style-name="P5">fonctionnement globale</text:p>
                        </text:list-item>
                        <text:list-item>
                          <text:p text:style-name="P5">ne pas oublier un truc en tête du prog avant d'utiliser des listes</text:p>
                        </text:list-item>
                        <text:list-item>
                          <text:p text:style-name="P5">créer une liste chainée (logique)</text:p>
                        </text:list-item>
                        <text:list-item>
                          <text:p text:style-name="P5">ajouter un élément en queue de liste (je suppose)</text:p>
                        </text:list-item>
                        <text:list-item>
                          <text:p text:style-name="P5">obtenir la taille de la liste</text:p>
                        </text:list-item>
                        <text:list-item>
                          <text:p text:style-name="P5">obtenir un élément de la liste</text:p>
                        </text:list-item>
                        <text:list-item>
                          <text:p text:style-name="P5">méthode indiquant si on est au bout <text:s/>d'une list / d'un tableau ? / autre ?</text:p>
                        </text:list-item>
                        <text:list-item>
                          <text:p text:style-name="P5">qu'est ce qu'un itérateur ?</text:p>
                        </text:list-item>
                        <text:list-item>
                          <text:p text:style-name="P5">classe des itérateurs de liste</text:p>
                        </text:list-item>
                        <text:list-item>
                          <text:p text:style-name="P5">récupérer l'itérateur d'une liste</text:p>
                        </text:list-item>
                        <text:list-item>
                          <text:p text:style-name="P5">parcourir une liste avec un itérateur (douteux...)</text:p>
                        </text:list-item>
                        <text:list-item>
                          <text:p text:style-name="P5">LinkedList utile dans quel cas ?</text:p>
                        </text:list-item>
                      </text:list>
                    </text:list-item>
                    <text:list-item>
                      <text:p text:style-name="P5"><text:soft-page-break/>ArrayList</text:p>
                      <text:list>
                        <text:list-item>
                          <text:p text:style-name="P5">particularité</text:p>
                        </text:list-item>
                        <text:list-item>
                          <text:p text:style-name="P5">7 méthodes d'ArrayList (dont 3 déjà vues)</text:p>
                        </text:list-item>
                        <text:list-item>
                          <text:p text:style-name="P5">ArrayList utile dans quel cas ?</text:p>
                        </text:list-item>
                        <text:list-item>
                          <text:p text:style-name="P5">perso : qu'est ce qu'est donc un ArrayList ?</text:p>
                        </text:list-item>
                      </text:list>
                    </text:list-item>
                  </text:list>
                </text:list-item>
                <text:list-item>
                  <text:p text:style-name="P5">les objets map</text:p>
                  <text:list>
                    <text:list-item>
                      <text:p text:style-name="P5">intro</text:p>
                      <text:list>
                        <text:list-item>
                          <text:p text:style-name="P5">rappel : qu'est ce qu'une Map ?</text:p>
                        </text:list-item>
                        <text:list-item>
                          <text:p text:style-name="P5">clés / valeurs... uniques ?</text:p>
                        </text:list-item>
                      </text:list>
                    </text:list-item>
                    <text:list-item>
                      <text:p text:style-name="P5">Hashtable</text:p>
                      <text:list>
                        <text:list-item>
                          <text:p text:style-name="P5">nom français (connais déjà)</text:p>
                        </text:list-item>
                        <text:list-item>
                          <text:p text:style-name="P5">ses codes ne marchent pas encore une fois !!! Cours de merde</text:p>
                        </text:list-item>
                        <text:list-item>
                          <text:p text:style-name="P5">déclarer un Hashtable</text:p>
                        </text:list-item>
                        <text:list-item>
                          <text:p text:style-name="P5">ajouter des éléments au hashtable</text:p>
                        </text:list-item>
                        <text:list-item>
                          <text:p text:style-name="P5">stocker ses éléments dans une énumération</text:p>
                        </text:list-item>
                        <text:list-item>
                          <text:p text:style-name="P5">regarder s'il reste des éléments dans l'énumération</text:p>
                        </text:list-item>
                        <text:list-item>
                          <text:p text:style-name="P5">aller à l'élément suivant</text:p>
                        </text:list-item>
                        <text:list-item>
                          <text:p text:style-name="P5">parcourir les éléments</text:p>
                        </text:list-item>
                        <text:list-item>
                          <text:p text:style-name="P5">6 méthodes d'une table de hachage</text:p>
                        </text:list-item>
                        <text:list-item>
                          <text:p text:style-name="P5">accepte valeur null ?</text:p>
                        </text:list-item>
                        <text:list-item>
                          <text:p text:style-name="P5">particularité quant à l'accessibilité... Laquel ? (nom + signification)</text:p>
                        </text:list-item>
                      </text:list>
                    </text:list-item>
                    <text:list-item>
                      <text:p text:style-name="P5">HashMap</text:p>
                      <text:list>
                        <text:list-item>
                          <text:p text:style-name="P5">2 différences avec Hashtable</text:p>
                        </text:list-item>
                      </text:list>
                    </text:list-item>
                  </text:list>
                </text:list-item>
                <text:list-item>
                  <text:p text:style-name="P5">la classe set</text:p>
                  <text:list>
                    <text:list-item>
                      <text:p text:style-name="P5">intro</text:p>
                      <text:list>
                        <text:list-item>
                          <text:p text:style-name="P5">qu'est ce qu'un set ?</text:p>
                        </text:list-item>
                        <text:list-item>
                          <text:p text:style-name="P5">quelques sous classes de set</text:p>
                        </text:list-item>
                        <text:list-item>
                          <text:p text:style-name="P5">quelques différences non nomminatives</text:p>
                        </text:list-item>
                        <text:list-item>
                          <text:p text:style-name="P5">plutôt destiné à quoi ?</text:p>
                        </text:list-item>
                        <text:list-item>
                          <text:p text:style-name="P5">défaut</text:p>
                        </text:list-item>
                        <text:list-item>
                          <text:p text:style-name="P5">meilleur sous classe dans la plupart des cas (et raison)</text:p>
                        </text:list-item>
                        <text:list-item>
                          <text:p text:style-name="P5">laquelle utiliser si on doit constamment trier ?</text:p>
                        </text:list-item>
                      </text:list>
                    </text:list-item>
                    <text:list-item>
                      <text:p text:style-name="P5">la classe HashSet</text:p>
                      <text:list>
                        <text:list-item>
                          <text:p text:style-name="P5">deux moyens de parcourir un HashSet</text:p>
                        </text:list-item>
                        <text:list-item>
                          <text:p text:style-name="P5">flemme d'expliquer comment on fouille dedans, analogue a ce qui a été vu précédemment</text:p>
                        </text:list-item>
                        <text:list-item>
                          <text:p text:style-name="P5">6 méthodes de HashSet</text:p>
                        </text:list-item>
                      </text:list>
                    </text:list-item>
                  </text:list>
                </text:list-item>
              </text:list>
            </text:list-item>
            <text:list-item>
              <text:p text:style-name="P5">la généricité en Java</text:p>
              <text:list>
                <text:list-item>
                  <text:p text:style-name="P5">principe de base</text:p>
                  <text:list>
                    <text:list-item>
                      <text:p text:style-name="P5">cas auquel on veut répondre</text:p>
                    </text:list-item>
                    <text:list-item>
                      <text:p text:style-name="P5">deux autres solutions, mais comportent toutes deux des défauts. Lesquels ?</text:p>
                    </text:list-item>
                    <text:list-item>
                      <text:p text:style-name="P5">Syntaxe généricité</text:p>
                    </text:list-item>
                    <text:list-item>
                      <text:p text:style-name="P5">Quels types acceptés en paramètres ?</text:p>
                    </text:list-item>
                    <text:list-item>
                      <text:p text:style-name="P5">qu'est ce qu'un wrapper ?</text:p>
                    </text:list-item>
                    <text:list-item>
                      <text:p text:style-name="P5">autoboxing : qu'est ce que c'est ? deux sous concepts. Exemples</text:p>
                    </text:list-item>
                    <text:list-item>
                      <text:p text:style-name="P5">généricite multiple : nature + syntaxe</text:p>
                    </text:list-item>
                    <text:list-item>
                      <text:p text:style-name="P5">note : initialiser un type générique dans une classe générique (bizarre mais logique quand on pense à la nature des seuls types acceptés)</text:p>
                    </text:list-item>
                  </text:list>
                </text:list-item>
                <text:list-item>
                  <text:p text:style-name="P5">Généricité et collections</text:p>
                  <text:list>
                    <text:list-item>
                      <text:p text:style-name="P5"><text:soft-page-break/>intro</text:p>
                      <text:list>
                        <text:list-item>
                          <text:p text:style-name="P5">possibilité utiliser des collections génériques. Comment ? (ex avec ArrayList)</text:p>
                        </text:list-item>
                        <text:list-item>
                          <text:p text:style-name="P5">utilité ? (différence avec un simple tableau ?)</text:p>
                        </text:list-item>
                      </text:list>
                    </text:list-item>
                    <text:list-item>
                      <text:p text:style-name="P5">héritage et généricité</text:p>
                      <text:list>
                        <text:list-item>
                          <text:p text:style-name="P5">problème : covariance avec généricité ? Pourquoi ?</text:p>
                        </text:list-item>
                        <text:list-item>
                          <text:p text:style-name="P5">caractère symbolisant n'importe quel type : nom et symbole</text:p>
                        </text:list-item>
                        <text:list-item>
                          <text:p text:style-name="P5">indiquer pour généricité "telle classe ou une de ses filles"</text:p>
                        </text:list-item>
                        <text:list-item>
                          <text:p text:style-name="P5">ceci provoque une grande restriction sur les données</text:p>
                        </text:list-item>
                        <text:list-item>
                          <text:p text:style-name="P5">méthodes déclarées avec type générique verrouillées</text:p>
                        </text:list-item>
                        <text:list-item>
                          <text:p text:style-name="P5">indiquer pour généricité "telle classe ou une de ses mères"</text:p>
                        </text:list-item>
                      </text:list>
                    </text:list-item>
                  </text:list>
                </text:list-item>
              </text:list>
            </text:list-item>
            <text:list-item>
              <text:p text:style-name="P5">Les flux d'entrée sortie</text:p>
              <text:list>
                <text:list-item>
                  <text:p text:style-name="P5">intro</text:p>
                  <text:list>
                    <text:list-item>
                      <text:p text:style-name="P5">qu'est ce qu'une entrée/sortie ?</text:p>
                    </text:list-item>
                    <text:list-item>
                      <text:p text:style-name="P5">quelle entité java utilise t-il pour gérer les entrées sorties ?</text:p>
                    </text:list-item>
                    <text:list-item>
                      <text:p text:style-name="P5">que faut-il faire à chaque fois qu'on utilise cette entité ? (3 étapes)</text:p>
                    </text:list-item>
                    <text:list-item>
                      <text:p text:style-name="P5">plein d'objets sont utilisés pour travailler avec les flux. Ils se divisent en deux catégories, qui sont...</text:p>
                    </text:list-item>
                  </text:list>
                </text:list-item>
                <text:list-item>
                  <text:p text:style-name="P5">utilisation de java .io</text:p>
                  <text:list>
                    <text:list-item>
                      <text:p text:style-name="P5">la classe File</text:p>
                      <text:list>
                        <text:list-item>
                          <text:p text:style-name="P5">pour l'exemple : créer un fichier et le mettre dans le dossier (créer à la main pas en programmant)</text:p>
                        </text:list-item>
                        <text:list-item>
                          <text:p text:style-name="P5">faire un import pour utiliser des fichiers</text:p>
                        </text:list-item>
                        <text:list-item>
                          <text:p text:style-name="P5">créer un objet fichier (apparemment différent d'un vrai fichier)</text:p>
                        </text:list-item>
                        <text:list-item>
                          <text:p text:style-name="P5">méthodes sur le File</text:p>
                          <text:list>
                            <text:list-item>
                              <text:p text:style-name="P5">obtenir son chemin absolu</text:p>
                            </text:list-item>
                            <text:list-item>
                              <text:p text:style-name="P5">son nom</text:p>
                            </text:list-item>
                            <text:list-item>
                              <text:p text:style-name="P5">savoir s'il existe</text:p>
                            </text:list-item>
                            <text:list-item>
                              <text:p text:style-name="P5">si c'est un dossier</text:p>
                            </text:list-item>
                            <text:list-item>
                              <text:p text:style-name="P5">si c'est un fichier</text:p>
                            </text:list-item>
                            <text:list-item>
                              <text:p text:style-name="P5">obtenir les fichiers/dossiers à la racine du fichier ? (pas sur)</text:p>
                            </text:list-item>
                            <text:list-item>
                              <text:p text:style-name="P5">lister les fichiers et dossiers d'un répertoire ? (pas sur non plus)</text:p>
                            </text:list-item>
                            <text:list-item>
                              <text:p text:style-name="P5">détruire un fichier</text:p>
                            </text:list-item>
                            <text:list-item>
                              <text:p text:style-name="P5">créer un répertoire</text:p>
                            </text:list-item>
                          </text:list>
                        </text:list-item>
                        <text:list-item>
                          <text:p text:style-name="P5">création fichier... Créait vraiment ? Même question pour supprimer</text:p>
                        </text:list-item>
                      </text:list>
                    </text:list-item>
                    <text:list-item>
                      <text:p text:style-name="P5">Les classes FileInputStream et FileOutputStream</text:p>
                      <text:list>
                        <text:list-item>
                          <text:p text:style-name="P5">à quoi servent ces objets ?</text:p>
                        </text:list-item>
                        <text:list-item>
                          <text:p text:style-name="P5">héritent de deux classes abstraites</text:p>
                        </text:list-item>
                        <text:list-item>
                          <text:p text:style-name="P5">laquelle sert a lire et laquelle sert à écrire ?</text:p>
                        </text:list-item>
                        <text:list-item>
                          <text:p text:style-name="P5">ouvrir un fichier en lecture / en écriture</text:p>
                        </text:list-item>
                        <text:list-item>
                          <text:p text:style-name="P5">créer un buffeur pour lecture / écriture</text:p>
                        </text:list-item>
                        <text:list-item>
                          <text:p text:style-name="P5">lire / écrire dans un buffeur (pas sur d'avoir compris)</text:p>
                        </text:list-item>
                        <text:list-item>
                          <text:p text:style-name="P5">attraper exceptions si FileInputStream ne trouve aucun fichier</text:p>
                        </text:list-item>
                        <text:list-item>
                          <text:p text:style-name="P5">idem si erreur écriture / lecture</text:p>
                        </text:list-item>
                        <text:list-item>
                          <text:p text:style-name="P5">quel impact a l'ouverture en écriture d'un fichier inexistant ?</text:p>
                        </text:list-item>
                        <text:list-item>
                          <text:p text:style-name="P5">s'assurer après avoir manipulé un fichier de toujours... (+ où + pourquoi)</text:p>
                        </text:list-item>
                        <text:list-item>
                          <text:p text:style-name="P5">FileInputStream et FileOutputStream travaillent avec un nombre déterminé d'octets. Combien ? (je crois)</text:p>
                        </text:list-item>
                        <text:list-item>
                          <text:p text:style-name="P5">tout ce qui a été dit précédemment : relatif a quel encodage de caractères ?</text:p>
                        </text:list-item>
                        <text:list-item>
                          <text:p text:style-name="P5">Quel impact sur caractères spéciaux ?</text:p>
                        </text:list-item>
                      </text:list>
                    </text:list-item>
                    <text:list-item>
                      <text:p text:style-name="P5"><text:soft-page-break/>les classes FilterInputStream et FilterOutputStream</text:p>
                      <text:list>
                        <text:list-item>
                          <text:p text:style-name="P5">classes concrètes ou abstraites ?</text:p>
                        </text:list-item>
                        <text:list-item>
                          <text:p text:style-name="P5">pour chacune des deux : 4 classes filles. Lesquelles ? + rôles grossiers</text:p>
                        </text:list-item>
                        <text:list-item>
                          <text:p text:style-name="P5">Différence vitesse entre lecture avec FileInputStream et avec BufferedInput- Stream</text:p>
                        </text:list-item>
                        <text:list-item>
                          <text:p text:style-name="P5">perso : pourquoi telle rapidité ? (je pense)</text:p>
                        </text:list-item>
                        <text:list-item>
                          <text:p text:style-name="P5">comment (grossièrement) utiliser un Data(I/O)...</text:p>
                        </text:list-item>
                      </text:list>
                    </text:list-item>
                    <text:list-item>
                      <text:p text:style-name="P5">Les ObjectInputStream et ObjectOutputStream</text:p>
                      <text:list>
                        <text:list-item>
                          <text:p text:style-name="P5">comment s'appelle la sauvegarde d'objets dans des fichiers ?</text:p>
                        </text:list-item>
                        <text:list-item>
                          <text:p text:style-name="P5">importer classe permettant l'écriture et lecture d'objects dans des fichiers</text:p>
                        </text:list-item>
                        <text:list-item>
                          <text:p text:style-name="P5">Une classe qu'on créait (+filles) peut être sauvegardable a quelle condition ?</text:p>
                        </text:list-item>
                        <text:list-item>
                          <text:p text:style-name="P5">ouvrir un fichier en lecture et en écriture d'objets</text:p>
                        </text:list-item>
                        <text:list-item>
                          <text:p text:style-name="P5">note : que faut il faire si l'objet a sauver a un autre objet comme attribut ? (2)</text:p>
                        </text:list-item>
                        <text:list-item>
                          <text:p text:style-name="P5">Comment demander à ne pas sauver l'objet attribut ?</text:p>
                        </text:list-item>
                        <text:list-item>
                          <text:p text:style-name="P5">pas sur : peut on manipuler un objet déclaré ainsi ?</text:p>
                        </text:list-item>
                      </text:list>
                    </text:list-item>
                    <text:list-item>
                      <text:p text:style-name="P5">Les classes CharArray(Writer/Reader) et String(Writer/Reader)</text:p>
                      <text:list>
                        <text:list-item>
                          <text:p text:style-name="P5">très différents ? Points communs par rapport à leur classe mère ?</text:p>
                        </text:list-item>
                        <text:list-item>
                          <text:p text:style-name="P5">utilité</text:p>
                        </text:list-item>
                        <text:list-item>
                          <text:p text:style-name="P5">je comprend, mais flemme de tester et noter. cf milieu du chapitre environ.</text:p>
                        </text:list-item>
                      </text:list>
                    </text:list-item>
                    <text:list-item>
                      <text:p text:style-name="P5">Les classes File(Writer/Reader) et Print(Writer/Reader)</text:p>
                      <text:list>
                        <text:list-item>
                          <text:p text:style-name="P5">idem</text:p>
                        </text:list-item>
                      </text:list>
                    </text:list-item>
                  </text:list>
                </text:list-item>
                <text:list-item>
                  <text:p text:style-name="P5">utilisation de java.nio</text:p>
                  <text:list>
                    <text:list-item>
                      <text:p text:style-name="P5">signification nio</text:p>
                    </text:list-item>
                    <text:list-item>
                      <text:p text:style-name="P5">différence principale regroupement données pour traitement</text:p>
                    </text:list-item>
                    <text:list-item>
                      <text:p text:style-name="P5">deux classes du package essentielle + fonctionnement grossier</text:p>
                    </text:list-item>
                    <text:list-item>
                      <text:p text:style-name="P5">idem pour suite, flemme cf cours</text:p>
                    </text:list-item>
                    <text:list-item>
                      <text:p text:style-name="P5">note quand même : fermer manuellement fichiers, réseau etc</text:p>
                    </text:list-item>
                    <text:list-item>
                      <text:p text:style-name="P5">nouveauté dans java 7 pour fermer automatiquement dans un try</text:p>
                    </text:list-item>
                    <text:list-item>
                      <text:p text:style-name="P5">que faire pour ouvertures emboitées ?</text:p>
                    </text:list-item>
                    <text:list-item>
                      <text:p text:style-name="P5">attention : marche pas avec toutes les classes !!! Conditions</text:p>
                    </text:list-item>
                  </text:list>
                </text:list-item>
                <text:list-item>
                  <text:p text:style-name="P5">depuis java 7 : nio II</text:p>
                  <text:list>
                    <text:list-item>
                      <text:p text:style-name="P5">remplaçant de java.io.File = …</text:p>
                    </text:list-item>
                    <text:list-item>
                      <text:p text:style-name="P5">5 améliorations principales</text:p>
                    </text:list-item>
                    <text:list-item>
                      <text:p text:style-name="P5">obtenir l'objet chemin d'un fichier</text:p>
                    </text:list-item>
                    <text:list-item>
                      <text:p text:style-name="P5">obtenir le chemin obsolut d'un objet chemin</text:p>
                    </text:list-item>
                    <text:list-item>
                      <text:p text:style-name="P5">savoir si le fichier décrit par l'objet chemin existe</text:p>
                    </text:list-item>
                    <text:list-item>
                      <text:p text:style-name="P5">obtenir le nom du fichier décrit par l'objet</text:p>
                    </text:list-item>
                    <text:list-item>
                      <text:p text:style-name="P5">savoir si c'est un répertoire</text:p>
                    </text:list-item>
                    <text:list-item>
                      <text:p text:style-name="P5">avec Files, possible de lister contenu d'un répertoire. Grace a quelle classe ?</text:p>
                    </text:list-item>
                    <text:list-item>
                      <text:p text:style-name="P5">avantage</text:p>
                    </text:list-item>
                    <text:list-item>
                      <text:p text:style-name="P5">code pour lister le contenu d'un programme : flemme, trop lourd</text:p>
                    </text:list-item>
                    <text:list-item>
                      <text:p text:style-name="P5">copie : idem : cf cours</text:p>
                    </text:list-item>
                    <text:list-item>
                      <text:p text:style-name="P5">déplacement : idem</text:p>
                    </text:list-item>
                    <text:list-item>
                      <text:p text:style-name="P5">ouverture de flux (4) : idem</text:p>
                    </text:list-item>
                    <text:list-item>
                      <text:p text:style-name="P5">gérer zip idem</text:p>
                    </text:list-item>
                    <text:list-item>
                      <text:p text:style-name="P5">autres</text:p>
                    </text:list-item>
                  </text:list>
                </text:list-item>
                <text:list-item>
                  <text:p text:style-name="P5">le pattern decorate</text:p>
                  <text:list>
                    <text:list-item>
                      <text:p text:style-name="P5">reste : juste lecture, trop lourd</text:p>
                    </text:list-item>
                    <text:list-item>
                      <text:p text:style-name="P5">en gros : principe</text:p>
                    </text:list-item>
                  </text:list>
                </text:list-item>
              </text:list>
            </text:list-item>
            <text:list-item>
              <text:p text:style-name="P5"><text:soft-page-break/>java et la réflexivité</text:p>
              <text:list>
                <text:list-item>
                  <text:p text:style-name="P5">intro</text:p>
                  <text:list>
                    <text:list-item>
                      <text:p text:style-name="P5">autre nom réflexivité</text:p>
                    </text:list-item>
                    <text:list-item>
                      <text:p text:style-name="P5">où java stock les infos relatives à une nouvelle classe créée ?</text:p>
                    </text:list-item>
                  </text:list>
                </text:list-item>
                <text:list-item>
                  <text:p text:style-name="P5">la classe Class</text:p>
                  <text:list>
                    <text:list-item>
                      <text:p text:style-name="P5">comment récupérer l'objet Class relatif a une classe ? (2)</text:p>
                    </text:list-item>
                    <text:list-item>
                      <text:p text:style-name="P5">obtenir le nom de la classe avec la première méthode</text:p>
                    </text:list-item>
                    <text:list-item>
                      <text:p text:style-name="P5">obtenir l'objet de la super classe avec la première méthode</text:p>
                    </text:list-item>
                    <text:list-item>
                      <text:p text:style-name="P5">obtenir le tableau des interfaces d'une classe</text:p>
                    </text:list-item>
                    <text:list-item>
                      <text:p text:style-name="P5">obtenir les méthodes d'une classe (sous quelle forme ?)</text:p>
                    </text:list-item>
                    <text:list-item>
                      <text:p text:style-name="P5">obtenir la liste des champs (?) d'une classe sous forme de …</text:p>
                    </text:list-item>
                    <text:list-item>
                      <text:p text:style-name="P5">obtenir la liste des constructeurs sous forme de … + liste paramètres</text:p>
                    </text:list-item>
                  </text:list>
                </text:list-item>
                <text:list-item>
                  <text:p text:style-name="P5">instanciation dynamique</text:p>
                  <text:list>
                    <text:list-item>
                      <text:p text:style-name="P5">note : j'ai copié collé ses codes ça compile pas (reconnaît pas Constructor)</text:p>
                    </text:list-item>
                    <text:list-item>
                      <text:p text:style-name="P5">créer une nouvelle instance d'une classe dynamiquement (sans utiliser new)</text:p>
                      <text:list>
                        <text:list-item>
                          <text:p text:style-name="P5">récupérer le nom de la classe</text:p>
                        </text:list-item>
                        <text:list-item>
                          <text:p text:style-name="P5">récupérer la classe a partir du nom (?)</text:p>
                        </text:list-item>
                        <text:list-item>
                          <text:p text:style-name="P5">créer une nouvelle instance de la classe (?)</text:p>
                        </text:list-item>
                        <text:list-item>
                          <text:p text:style-name="P5">créer un tableau contenant les paramètres du constructeur</text:p>
                        </text:list-item>
                        <text:list-item>
                          <text:p text:style-name="P5">récupérer le constructeur paramètre</text:p>
                        </text:list-item>
                        <text:list-item>
                          <text:p text:style-name="P5">créer un autre objet (???) avec le constructeur paramétré</text:p>
                        </text:list-item>
                        <text:list-item>
                          <text:p text:style-name="P5">(comprend pas pourquoi créer 2 objets, dont le premier dont on ne fait rien)</text:p>
                        </text:list-item>
                        <text:list-item>
                          <text:p text:style-name="P5">(comprend pas non plus pourquoi récupérer le nom via la classe pour récupérer la classe via le nom.......)</text:p>
                        </text:list-item>
                      </text:list>
                    </text:list-item>
                    <text:list-item>
                      <text:p text:style-name="P5">7 exceptions à attraper pour la création dynamique d'une nouvelle instance</text:p>
                    </text:list-item>
                  </text:list>
                </text:list-item>
              </text:list>
            </text:list-item>
          </text:list>
        </text:list-item>
        <text:list-item>
          <text:p text:style-name="P5">Partie 3 : la programmation évenementielle</text:p>
          <text:list>
            <text:list-item>
              <text:p text:style-name="P5">notre première fenêtre</text:p>
              <text:list>
                <text:list-item>
                  <text:p text:style-name="P5">intro</text:p>
                  <text:list>
                    <text:list-item>
                      <text:p text:style-name="P5">objets d'études de cette partie (2 liés)</text:p>
                    </text:list-item>
                    <text:list-item>
                      <text:p text:style-name="P5">2 autres noms du premier objet d'étude</text:p>
                    </text:list-item>
                    <text:list-item>
                      <text:p text:style-name="P5">plein de bibliothèques pour gérer les interfaces graphiques, mais on utilisera principalement 2 packages présents d'office dans java...</text:p>
                    </text:list-item>
                    <text:list-item>
                      <text:p text:style-name="P5">ce chapitre apprend a utiliser la classe... du package...</text:p>
                    </text:list-item>
                    <text:list-item>
                      <text:p text:style-name="P5">Cette classe permet entre autres de...</text:p>
                    </text:list-item>
                    <text:list-item>
                      <text:p text:style-name="P5">une fenêtre est constituée d'un ensemble de...</text:p>
                    </text:list-item>
                  </text:list>
                </text:list-item>
                <text:list-item>
                  <text:p text:style-name="P5">classe JFrame</text:p>
                  <text:list>
                    <text:list-item>
                      <text:p text:style-name="P5">qu'est ce qu'on prendra dans javax.swing et dans java.awt ?</text:p>
                    </text:list-item>
                    <text:list-item>
                      <text:p text:style-name="P5">exemple de composants</text:p>
                    </text:list-item>
                    <text:list-item>
                      <text:p text:style-name="P5">différences composants de swing et de awt</text:p>
                    </text:list-item>
                    <text:list-item>
                      <text:p text:style-name="P5">mélanger les composants des deux ?</text:p>
                    </text:list-item>
                    <text:list-item>
                      <text:p text:style-name="P5">importer JFrame</text:p>
                    </text:list-item>
                    <text:list-item>
                      <text:p text:style-name="P5">créer une fenêtre JFrame</text:p>
                    </text:list-item>
                    <text:list-item>
                      <text:p text:style-name="P5">rendre visible une fenêtre</text:p>
                    </text:list-item>
                    <text:list-item>
                      <text:p text:style-name="P5">donner un titre</text:p>
                    </text:list-item>
                    <text:list-item>
                      <text:p text:style-name="P5">donner une taille en pixels</text:p>
                    </text:list-item>
                    <text:list-item>
                      <text:p text:style-name="P5">centrer</text:p>
                    </text:list-item>
                    <text:list-item>
                      <text:p text:style-name="P5">faire en sorte que la croix rouge quitte le programme (à la windows)</text:p>
                    </text:list-item>
                    <text:list-item>
                      <text:p text:style-name="P5">incidence du placement du visible (avant / après les modifs)</text:p>
                    </text:list-item>
                    <text:list-item>
                      <text:p text:style-name="P5">créer une classe fenêtre directement comme on veut</text:p>
                    </text:list-item>
                    <text:list-item>
                      <text:p text:style-name="P5"><text:soft-page-break/>positionner la fenêtre de façon absolue (où est l'origine ?)</text:p>
                    </text:list-item>
                    <text:list-item>
                      <text:p text:style-name="P5">comportements en cas de valeurs de taille et position illogiques (-60, 500000)...</text:p>
                    </text:list-item>
                    <text:list-item>
                      <text:p text:style-name="P5">empêcher / autoriser redimentionnement fenêtre</text:p>
                    </text:list-item>
                    <text:list-item>
                      <text:p text:style-name="P5">garder toujours fenêtre au premier plan (truc insupportable)</text:p>
                    </text:list-item>
                    <text:list-item>
                      <text:p text:style-name="P5">retirer les contours et les boutons de contrôle</text:p>
                    </text:list-item>
                    <text:list-item>
                      <text:p text:style-name="P5">fenêtre découpée en 5 parties. Lesquelles ?</text:p>
                    </text:list-item>
                    <text:list-item>
                      <text:p text:style-name="P5">on étudiera ici qu'une des parties. Laquelle ?</text:p>
                    </text:list-item>
                    <text:list-item>
                      <text:p text:style-name="P5">Comment récupérer cette partie ?</text:p>
                    </text:list-item>
                    <text:list-item>
                      <text:p text:style-name="P5">On utilisera aussi une classe avec laquelle on récupèrera nos composants</text:p>
                    </text:list-item>
                  </text:list>
                </text:list-item>
                <text:list-item>
                  <text:p text:style-name="P5">la classe JPanel</text:p>
                  <text:list>
                    <text:list-item>
                      <text:p text:style-name="P5">JPanel est fait pour acceuillir des choses. Quelles sortes de choses ? (2)</text:p>
                    </text:list-item>
                    <text:list-item>
                      <text:p text:style-name="P5">importer JPanel</text:p>
                    </text:list-item>
                    <text:list-item>
                      <text:p text:style-name="P5">importer ce qu'il faut pour gérer la couleur</text:p>
                    </text:list-item>
                    <text:list-item>
                      <text:p text:style-name="P5">instancier JPanel</text:p>
                    </text:list-item>
                    <text:list-item>
                      <text:p text:style-name="P5">modifier la couleur de fond</text:p>
                    </text:list-item>
                    <text:list-item>
                      <text:p text:style-name="P5">dire à la fenêtre d'utiliser le JPanel instancié en guise de content pane</text:p>
                    </text:list-item>
                  </text:list>
                </text:list-item>
                <text:list-item>
                  <text:p text:style-name="P5">les classes Graphics et Graphics2D</text:p>
                  <text:list>
                    <text:list-item>
                      <text:p text:style-name="P5">la classe Graphics</text:p>
                      <text:list>
                        <text:list-item>
                          <text:p text:style-name="P5">importer Graphics</text:p>
                        </text:list-item>
                        <text:list-item>
                          <text:p text:style-name="P5">créer une nouvelle classe pour créer un composant a mettre dans la fenêtre</text:p>
                        </text:list-item>
                        <text:list-item>
                          <text:p text:style-name="P5">créer la méthode permettant de créer ce composant</text:p>
                        </text:list-item>
                        <text:list-item>
                          <text:p text:style-name="P5">bien choisir le nom de cette méthode</text:p>
                        </text:list-item>
                        <text:list-item>
                          <text:p text:style-name="P5">passer ce qu'il faut en paramètre</text:p>
                        </text:list-item>
                        <text:list-item>
                          <text:p text:style-name="P5">cette méthode = appelée à chaque modification de la fenêtre</text:p>
                        </text:list-item>
                        <text:list-item>
                          <text:p text:style-name="P5">petite instruction pour faire un cercle</text:p>
                        </text:list-item>
                        <text:list-item>
                          <text:p text:style-name="P5">incorporer le composant à la fenêtre</text:p>
                        </text:list-item>
                        <text:list-item>
                          <text:p text:style-name="P5">centrer le cercle (logique pure)</text:p>
                        </text:list-item>
                        <text:list-item>
                          <text:p text:style-name="P5">apparemment : prend pas en compte changement tant que j'ai pas fait une modification minime avec sauvegarde sur le fichier que j'appel pour la compilation (si je modifie Panneau.java, javac Test.java ne prend pas en compte modifs. Si je met un espace puis que je le supprime et sauve dans Test.java, c'est bon)...</text:p>
                        </text:list-item>
                        <text:list-item>
                          <text:p text:style-name="P5">faire un cercle non rempli</text:p>
                        </text:list-item>
                        <text:list-item>
                          <text:p text:style-name="P5">dessiner un rectangle plein / vide</text:p>
                        </text:list-item>
                        <text:list-item>
                          <text:p text:style-name="P5">un rectangle aux bords arrondis</text:p>
                        </text:list-item>
                        <text:list-item>
                          <text:p text:style-name="P5">dessiner plusieurs figures en une méthode (simple mais pas logique je trouve)</text:p>
                        </text:list-item>
                        <text:list-item>
                          <text:p text:style-name="P5">dessiner des lignes</text:p>
                        </text:list-item>
                        <text:list-item>
                          <text:p text:style-name="P5">dessiner un polygone</text:p>
                        </text:list-item>
                        <text:list-item>
                          <text:p text:style-name="P5">écrire du texte dans la fenêtre</text:p>
                        </text:list-item>
                        <text:list-item>
                          <text:p text:style-name="P5">créer un objet contenant la police du texte</text:p>
                        </text:list-item>
                        <text:list-item>
                          <text:p text:style-name="P5">modifier la police et la couleur du texte</text:p>
                        </text:list-item>
                        <text:list-item>
                          <text:p text:style-name="P5">mettre une image dans une fenêtre</text:p>
                          <text:list>
                            <text:list-item>
                              <text:p text:style-name="P5">4 import supplémentaires</text:p>
                            </text:list-item>
                            <text:list-item>
                              <text:p text:style-name="P5">3 objets utilisés</text:p>
                            </text:list-item>
                            <text:list-item>
                              <text:p text:style-name="P5">2 manières d'afficher l'image : telle quelle / rempli fenêtre</text:p>
                            </text:list-item>
                          </text:list>
                        </text:list-item>
                      </text:list>
                    </text:list-item>
                    <text:list-item>
                      <text:p text:style-name="P5">la classe Graphics2D</text:p>
                      <text:list>
                        <text:list-item>
                          <text:p text:style-name="P5">import</text:p>
                        </text:list-item>
                        <text:list-item>
                          <text:p text:style-name="P5">caster</text:p>
                        </text:list-item>
                        <text:list-item>
                          <text:p text:style-name="P5">principale utilité</text:p>
                        </text:list-item>
                        <text:list-item>
                          <text:p text:style-name="P5"><text:soft-page-break/>un import pour les dégradés</text:p>
                        </text:list-item>
                        <text:list-item>
                          <text:p text:style-name="P5">mettre les caractéristiques de notre dégradé dans un objet</text:p>
                        </text:list-item>
                        <text:list-item>
                          <text:p text:style-name="P5">indiquer au composant d'adopter le dégradé créé</text:p>
                        </text:list-item>
                      </text:list>
                    </text:list-item>
                  </text:list>
                </text:list-item>
              </text:list>
            </text:list-item>
            <text:list-item>
              <text:p text:style-name="P5">le fil rouge : une animation</text:p>
              <text:list>
                <text:list-item>
                  <text:p text:style-name="P5">création de l'animation</text:p>
                  <text:list>
                    <text:list-item>
                      <text:p text:style-name="P5"/>
                    </text:list-item>
                  </text:list>
                </text:list-item>
              </text:list>
            </text:list-item>
            <text:list-item>
              <text:p text:style-name="P6">exécuter des taches simultanément</text:p>
              <text:list>
                <text:list-item>
                  <text:p text:style-name="P2">classe Thread</text:p>
                  <text:list>
                    <text:list-item>
                      <text:p text:style-name="P2">qu'est ce qu'un thread et que permettent les threads ?</text:p>
                    </text:list-item>
                    <text:list-item>
                      <text:p text:style-name="P2">informatiquement qu'est ce que c'est ?</text:p>
                    </text:list-item>
                    <text:list-item>
                      <text:p text:style-name="P2">classe des threads</text:p>
                    </text:list-item>
                    <text:list-item>
                      <text:p text:style-name="P2">obtenir le thread en cours d'exécution</text:p>
                    </text:list-item>
                    <text:list-item>
                      <text:p text:style-name="P2">obtenir son nom</text:p>
                    </text:list-item>
                    <text:list-item>
                      <text:p text:style-name="P2">quelle méthode lance un thread une fois qu'il est instancié ?</text:p>
                    </text:list-item>
                    <text:list-item>
                      <text:p text:style-name="P2">import pour thread ?</text:p>
                    </text:list-item>
                    <text:list-item>
                      <text:p text:style-name="P2">créer une classe héritant de Thread</text:p>
                    </text:list-item>
                    <text:list-item>
                      <text:p text:style-name="P2">redéfinir le constructeur paramétré pour donner un nom</text:p>
                    </text:list-item>
                    <text:list-item>
                      <text:p text:style-name="P2">redéfinir run pour changer les taches a éffectuer</text:p>
                    </text:list-item>
                    <text:list-item>
                      <text:p text:style-name="P2">lancer des threads de ce type (comprend pas pourquoi ce nom)</text:p>
                    </text:list-item>
                    <text:list-item>
                      <text:p text:style-name="P2">comment est géré le passage d'un thread a un autre lors de l'exécution ?</text:p>
                    </text:list-item>
                    <text:list-item>
                      <text:p text:style-name="P2">6 états possibles pour un thread</text:p>
                    </text:list-item>
                    <text:list-item>
                      <text:p text:style-name="P2">que contient la base de la pile d'exécution ?</text:p>
                    </text:list-item>
                    <text:list-item>
                      <text:p text:style-name="P2">récupérer les états du thread</text:p>
                    </text:list-item>
                    <text:list-item>
                      <text:p text:style-name="P2">effectuer des tâches dans le main après un certain temps pour que les thread appelés puissent s'achever</text:p>
                    </text:list-item>
                    <text:list-item>
                      <text:p text:style-name="P2">surveiller un autre thread pendant l'exécution d'un premier (une technique)</text:p>
                    </text:list-item>
                  </text:list>
                </text:list-item>
                <text:list-item>
                  <text:p text:style-name="P5">implémenter interface runnable</text:p>
                  <text:list>
                    <text:list-item>
                      <text:p text:style-name="P5">implémenter + constructeur si besoin + redéfinition run</text:p>
                    </text:list-item>
                    <text:list-item>
                      <text:p text:style-name="P5">créer un thread utilisant l'implémentation de runnable qu'on a créée</text:p>
                    </text:list-item>
                  </text:list>
                </text:list-item>
                <text:list-item>
                  <text:p text:style-name="P5">synchroniser threads</text:p>
                  <text:list>
                    <text:list-item>
                      <text:p text:style-name="P5">qu'est ce qu'on doit syncroniser ?</text:p>
                    </text:list-item>
                    <text:list-item>
                      <text:p text:style-name="P5">principe</text:p>
                    </text:list-item>
                    <text:list-item>
                      <text:p text:style-name="P5">comment faire ? (code)</text:p>
                    </text:list-item>
                  </text:list>
                </text:list-item>
                <text:list-item>
                  <text:p text:style-name="P5">contrôler son animation</text:p>
                  <text:list>
                    <text:list-item>
                      <text:p text:style-name="P5">pour créer une animation lancée par un bouton start arrêtée par stop ...</text:p>
                    </text:list-item>
                  </text:list>
                </text:list-item>
                <text:list-item>
                  <text:p text:style-name="P5">depuis java 7 : le pattern fork/join</text:p>
                  <text:list>
                    <text:list-item>
                      <text:p text:style-name="P5"/>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09-28T14:41:53</meta:creation-date>
    <meta:generator>OpenOffice/4.1.1$Unix OpenOffice.org_project/411m6$Build-9775</meta:generator>
    <dc:date>2014-12-09T00:56:42</dc:date>
    <dc:creator>yjfjyf jjku</dc:creator>
    <meta:editing-duration>P4DT16H26M48S</meta:editing-duration>
    <meta:editing-cycles>804</meta:editing-cycles>
    <meta:document-statistic meta:table-count="0" meta:image-count="0" meta:object-count="0" meta:page-count="17" meta:paragraph-count="731" meta:word-count="5679" meta:character-count="31176"/>
  </office:meta>
</office:document-meta>
</file>